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6.6931in" fo:break-before="page" table:align="margins"/>
    </style:style>
    <style:style style:name="Tabela1.A" style:family="table-column">
      <style:table-column-properties style:column-width="2.4396in" style:rel-column-width="23887*"/>
    </style:style>
    <style:style style:name="Tabela1.B" style:family="table-column">
      <style:table-column-properties style:column-width="4.2535in" style:rel-column-width="41648*"/>
    </style:style>
    <style:style style:name="Tabela1.A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21" style:family="table">
      <style:table-properties style:width="6.6931in" fo:break-before="page" table:align="margins"/>
    </style:style>
    <style:style style:name="Tabela21.A" style:family="table-column">
      <style:table-column-properties style:column-width="2.4396in" style:rel-column-width="23887*"/>
    </style:style>
    <style:style style:name="Tabela21.B" style:family="table-column">
      <style:table-column-properties style:column-width="4.2535in" style:rel-column-width="41648*"/>
    </style:style>
    <style:style style:name="Tabela21.A1" style:family="table-cell">
      <style:table-cell-properties fo:padding="0.0382in" fo:border="0.05pt solid #000000"/>
    </style:style>
    <style:style style:name="Tabela21.A2" style:family="table-cell">
      <style:table-cell-properties fo:padding="0.0382in" fo:border-left="0.05pt solid #000000" fo:border-right="none" fo:border-top="none" fo:border-bottom="0.05pt solid #000000"/>
    </style:style>
    <style:style style:name="Tabela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0" style:family="table">
      <style:table-properties style:width="6.6931in" fo:break-before="page" table:align="margins"/>
    </style:style>
    <style:style style:name="Tabela10.A" style:family="table-column">
      <style:table-column-properties style:column-width="2.4396in" style:rel-column-width="23887*"/>
    </style:style>
    <style:style style:name="Tabela10.B" style:family="table-column">
      <style:table-column-properties style:column-width="4.2535in" style:rel-column-width="41648*"/>
    </style:style>
    <style:style style:name="Tabela10.A1" style:family="table-cell">
      <style:table-cell-properties fo:padding="0.0382in" fo:border="0.05pt solid #000000"/>
    </style:style>
    <style:style style:name="Tabela10.A2" style:family="table-cell">
      <style:table-cell-properties fo:padding="0.0382in" fo:border-left="0.05pt solid #000000" fo:border-right="none" fo:border-top="none" fo:border-bottom="0.05pt solid #000000"/>
    </style:style>
    <style:style style:name="Tabela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8" style:family="table">
      <style:table-properties style:width="6.6931in" fo:break-before="page" table:align="margins"/>
    </style:style>
    <style:style style:name="Tabela8.A" style:family="table-column">
      <style:table-column-properties style:column-width="2.4396in" style:rel-column-width="23887*"/>
    </style:style>
    <style:style style:name="Tabela8.B" style:family="table-column">
      <style:table-column-properties style:column-width="4.2535in" style:rel-column-width="41648*"/>
    </style:style>
    <style:style style:name="Tabela8.A1" style:family="table-cell">
      <style:table-cell-properties fo:padding="0.0382in" fo:border="0.05pt solid #000000"/>
    </style:style>
    <style:style style:name="Tabela8.A2" style:family="table-cell">
      <style:table-cell-properties fo:padding="0.0382in" fo:border-left="0.05pt solid #000000" fo:border-right="none" fo:border-top="none" fo:border-bottom="0.05pt solid #000000"/>
    </style:style>
    <style:style style:name="Tabela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1" style:family="table">
      <style:table-properties style:width="6.6931in" fo:break-before="page" table:align="margins"/>
    </style:style>
    <style:style style:name="Tabela11.A" style:family="table-column">
      <style:table-column-properties style:column-width="2.4396in" style:rel-column-width="23887*"/>
    </style:style>
    <style:style style:name="Tabela11.B" style:family="table-column">
      <style:table-column-properties style:column-width="4.2535in" style:rel-column-width="41648*"/>
    </style:style>
    <style:style style:name="Tabela11.A1" style:family="table-cell">
      <style:table-cell-properties fo:padding="0.0382in" fo:border="0.05pt solid #000000"/>
    </style:style>
    <style:style style:name="Tabela11.A2" style:family="table-cell">
      <style:table-cell-properties fo:padding="0.0382in" fo:border-left="0.05pt solid #000000" fo:border-right="none" fo:border-top="none" fo:border-bottom="0.05pt solid #000000"/>
    </style:style>
    <style:style style:name="Tabela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9" style:family="table">
      <style:table-properties style:width="6.6931in" fo:break-before="page" table:align="margins"/>
    </style:style>
    <style:style style:name="Tabela9.A" style:family="table-column">
      <style:table-column-properties style:column-width="2.4396in" style:rel-column-width="23887*"/>
    </style:style>
    <style:style style:name="Tabela9.B" style:family="table-column">
      <style:table-column-properties style:column-width="4.2535in" style:rel-column-width="41648*"/>
    </style:style>
    <style:style style:name="Tabela9.A1" style:family="table-cell">
      <style:table-cell-properties fo:padding="0.0382in" fo:border="0.05pt solid #000000"/>
    </style:style>
    <style:style style:name="Tabela9.A2" style:family="table-cell">
      <style:table-cell-properties fo:padding="0.0382in" fo:border-left="0.05pt solid #000000" fo:border-right="none" fo:border-top="none" fo:border-bottom="0.05pt solid #000000"/>
    </style:style>
    <style:style style:name="Tabela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7" style:family="table">
      <style:table-properties style:width="6.6931in" fo:break-before="page" table:align="margins"/>
    </style:style>
    <style:style style:name="Tabela7.A" style:family="table-column">
      <style:table-column-properties style:column-width="2.4396in" style:rel-column-width="23887*"/>
    </style:style>
    <style:style style:name="Tabela7.B" style:family="table-column">
      <style:table-column-properties style:column-width="4.2535in" style:rel-column-width="41648*"/>
    </style:style>
    <style:style style:name="Tabela7.A1" style:family="table-cell">
      <style:table-cell-properties fo:padding="0.0382in" fo:border="0.05pt solid #000000"/>
    </style:style>
    <style:style style:name="Tabela7.A2" style:family="table-cell">
      <style:table-cell-properties fo:padding="0.0382in" fo:border-left="0.05pt solid #000000" fo:border-right="none" fo:border-top="none" fo:border-bottom="0.05pt solid #000000"/>
    </style:style>
    <style:style style:name="Tabela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2" style:family="table">
      <style:table-properties style:width="6.6931in" fo:break-before="page" table:align="margins"/>
    </style:style>
    <style:style style:name="Tabela12.A" style:family="table-column">
      <style:table-column-properties style:column-width="2.4396in" style:rel-column-width="23887*"/>
    </style:style>
    <style:style style:name="Tabela12.B" style:family="table-column">
      <style:table-column-properties style:column-width="4.2535in" style:rel-column-width="41648*"/>
    </style:style>
    <style:style style:name="Tabela12.A1" style:family="table-cell">
      <style:table-cell-properties fo:padding="0.0382in" fo:border="0.05pt solid #000000"/>
    </style:style>
    <style:style style:name="Tabela12.A2" style:family="table-cell">
      <style:table-cell-properties fo:padding="0.0382in" fo:border-left="0.05pt solid #000000" fo:border-right="none" fo:border-top="none" fo:border-bottom="0.05pt solid #000000"/>
    </style:style>
    <style:style style:name="Tabela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6" style:family="table">
      <style:table-properties style:width="6.6931in" fo:break-before="page" table:align="margins"/>
    </style:style>
    <style:style style:name="Tabela16.A" style:family="table-column">
      <style:table-column-properties style:column-width="2.4396in" style:rel-column-width="23887*"/>
    </style:style>
    <style:style style:name="Tabela16.B" style:family="table-column">
      <style:table-column-properties style:column-width="4.2535in" style:rel-column-width="41648*"/>
    </style:style>
    <style:style style:name="Tabela16.A1" style:family="table-cell">
      <style:table-cell-properties fo:padding="0.0382in" fo:border="0.05pt solid #000000"/>
    </style:style>
    <style:style style:name="Tabela16.A2" style:family="table-cell">
      <style:table-cell-properties fo:padding="0.0382in" fo:border-left="0.05pt solid #000000" fo:border-right="none" fo:border-top="none" fo:border-bottom="0.05pt solid #000000"/>
    </style:style>
    <style:style style:name="Tabela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2" style:family="table">
      <style:table-properties style:width="6.6931in" table:align="margins"/>
    </style:style>
    <style:style style:name="Tabela2.A" style:family="table-column">
      <style:table-column-properties style:column-width="2.4396in" style:rel-column-width="23887*"/>
    </style:style>
    <style:style style:name="Tabela2.B" style:family="table-column">
      <style:table-column-properties style:column-width="4.2535in" style:rel-column-width="41648*"/>
    </style:style>
    <style:style style:name="Tabela2.A1" style:family="table-cell">
      <style:table-cell-properties fo:padding="0.0382in" fo:border="0.05pt solid #000000"/>
    </style:style>
    <style:style style:name="Tabela2.A2" style:family="table-cell">
      <style:table-cell-properties fo:padding="0.0382in" fo:border-left="0.05pt solid #000000" fo:border-right="none" fo:border-top="none" fo:border-bottom="0.05pt solid #000000"/>
    </style:style>
    <style:style style:name="Tabela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3" style:family="table">
      <style:table-properties style:width="6.6931in" table:align="margins"/>
    </style:style>
    <style:style style:name="Tabela3.A" style:family="table-column">
      <style:table-column-properties style:column-width="2.4396in" style:rel-column-width="23887*"/>
    </style:style>
    <style:style style:name="Tabela3.B" style:family="table-column">
      <style:table-column-properties style:column-width="4.2535in" style:rel-column-width="41648*"/>
    </style:style>
    <style:style style:name="Tabela3.A1" style:family="table-cell">
      <style:table-cell-properties fo:padding="0.0382in" fo:border="0.05pt solid #000000"/>
    </style:style>
    <style:style style:name="Tabela3.A2" style:family="table-cell">
      <style:table-cell-properties fo:padding="0.0382in" fo:border-left="0.05pt solid #000000" fo:border-right="none" fo:border-top="none" fo:border-bottom="0.05pt solid #000000"/>
    </style:style>
    <style:style style:name="Tabela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4" style:family="table">
      <style:table-properties style:width="6.6931in" table:align="margins"/>
    </style:style>
    <style:style style:name="Tabela4.A" style:family="table-column">
      <style:table-column-properties style:column-width="2.4396in" style:rel-column-width="23887*"/>
    </style:style>
    <style:style style:name="Tabela4.B" style:family="table-column">
      <style:table-column-properties style:column-width="4.2535in" style:rel-column-width="41648*"/>
    </style:style>
    <style:style style:name="Tabela4.A1" style:family="table-cell">
      <style:table-cell-properties fo:padding="0.0382in" fo:border="0.05pt solid #000000"/>
    </style:style>
    <style:style style:name="Tabela4.A2" style:family="table-cell">
      <style:table-cell-properties fo:padding="0.0382in" fo:border-left="0.05pt solid #000000" fo:border-right="none" fo:border-top="none" fo:border-bottom="0.05pt solid #000000"/>
    </style:style>
    <style:style style:name="Tabela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7" style:family="table">
      <style:table-properties style:width="6.6931in" table:align="margins"/>
    </style:style>
    <style:style style:name="Tabela17.A" style:family="table-column">
      <style:table-column-properties style:column-width="2.4396in" style:rel-column-width="23887*"/>
    </style:style>
    <style:style style:name="Tabela17.B" style:family="table-column">
      <style:table-column-properties style:column-width="4.2535in" style:rel-column-width="41648*"/>
    </style:style>
    <style:style style:name="Tabela17.A1" style:family="table-cell">
      <style:table-cell-properties fo:padding="0.0382in" fo:border="0.05pt solid #000000"/>
    </style:style>
    <style:style style:name="Tabela17.A2" style:family="table-cell">
      <style:table-cell-properties fo:padding="0.0382in" fo:border-left="0.05pt solid #000000" fo:border-right="none" fo:border-top="none" fo:border-bottom="0.05pt solid #000000"/>
    </style:style>
    <style:style style:name="Tabela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5" style:family="table">
      <style:table-properties style:width="6.6931in" table:align="margins"/>
    </style:style>
    <style:style style:name="Tabela5.A" style:family="table-column">
      <style:table-column-properties style:column-width="2.4396in" style:rel-column-width="23887*"/>
    </style:style>
    <style:style style:name="Tabela5.B" style:family="table-column">
      <style:table-column-properties style:column-width="4.2535in" style:rel-column-width="41648*"/>
    </style:style>
    <style:style style:name="Tabela5.A1" style:family="table-cell">
      <style:table-cell-properties fo:padding="0.0382in" fo:border="0.05pt solid #000000"/>
    </style:style>
    <style:style style:name="Tabela5.A2" style:family="table-cell">
      <style:table-cell-properties fo:padding="0.0382in" fo:border-left="0.05pt solid #000000" fo:border-right="none" fo:border-top="none" fo:border-bottom="0.05pt solid #000000"/>
    </style:style>
    <style:style style:name="Tabela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4" style:family="table">
      <style:table-properties style:width="6.6931in" fo:break-before="page" table:align="margins"/>
    </style:style>
    <style:style style:name="Tabela14.A" style:family="table-column">
      <style:table-column-properties style:column-width="2.4396in" style:rel-column-width="23887*"/>
    </style:style>
    <style:style style:name="Tabela14.B" style:family="table-column">
      <style:table-column-properties style:column-width="4.2535in" style:rel-column-width="41648*"/>
    </style:style>
    <style:style style:name="Tabela14.A1" style:family="table-cell">
      <style:table-cell-properties fo:padding="0.0382in" fo:border="0.05pt solid #000000"/>
    </style:style>
    <style:style style:name="Tabela14.A2" style:family="table-cell">
      <style:table-cell-properties fo:padding="0.0382in" fo:border-left="0.05pt solid #000000" fo:border-right="none" fo:border-top="none" fo:border-bottom="0.05pt solid #000000"/>
    </style:style>
    <style:style style:name="Tabela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3" style:family="table">
      <style:table-properties style:width="6.6931in" fo:break-before="page" table:align="margins"/>
    </style:style>
    <style:style style:name="Tabela13.A" style:family="table-column">
      <style:table-column-properties style:column-width="2.4396in" style:rel-column-width="23887*"/>
    </style:style>
    <style:style style:name="Tabela13.B" style:family="table-column">
      <style:table-column-properties style:column-width="4.2535in" style:rel-column-width="41648*"/>
    </style:style>
    <style:style style:name="Tabela13.A1" style:family="table-cell">
      <style:table-cell-properties fo:padding="0.0382in" fo:border="0.05pt solid #000000"/>
    </style:style>
    <style:style style:name="Tabela13.A2" style:family="table-cell">
      <style:table-cell-properties fo:padding="0.0382in" fo:border-left="0.05pt solid #000000" fo:border-right="none" fo:border-top="none" fo:border-bottom="0.05pt solid #000000"/>
    </style:style>
    <style:style style:name="Tabela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8" style:family="table">
      <style:table-properties style:width="6.6931in" fo:break-before="page" table:align="margins"/>
    </style:style>
    <style:style style:name="Tabela18.A" style:family="table-column">
      <style:table-column-properties style:column-width="2.4396in" style:rel-column-width="23887*"/>
    </style:style>
    <style:style style:name="Tabela18.B" style:family="table-column">
      <style:table-column-properties style:column-width="4.2535in" style:rel-column-width="41648*"/>
    </style:style>
    <style:style style:name="Tabela18.A1" style:family="table-cell">
      <style:table-cell-properties fo:padding="0.0382in" fo:border="0.05pt solid #000000"/>
    </style:style>
    <style:style style:name="Tabela18.A2" style:family="table-cell">
      <style:table-cell-properties fo:padding="0.0382in" fo:border-left="0.05pt solid #000000" fo:border-right="none" fo:border-top="none" fo:border-bottom="0.05pt solid #000000"/>
    </style:style>
    <style:style style:name="Tabela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6" style:family="table">
      <style:table-properties style:width="6.6931in" fo:break-before="page" table:align="margins"/>
    </style:style>
    <style:style style:name="Tabela6.A" style:family="table-column">
      <style:table-column-properties style:column-width="2.4396in" style:rel-column-width="23887*"/>
    </style:style>
    <style:style style:name="Tabela6.B" style:family="table-column">
      <style:table-column-properties style:column-width="4.2535in" style:rel-column-width="41648*"/>
    </style:style>
    <style:style style:name="Tabela6.A1" style:family="table-cell">
      <style:table-cell-properties fo:padding="0.0382in" fo:border="0.05pt solid #000000"/>
    </style:style>
    <style:style style:name="Tabela6.A2" style:family="table-cell">
      <style:table-cell-properties fo:padding="0.0382in" fo:border-left="0.05pt solid #000000" fo:border-right="none" fo:border-top="none" fo:border-bottom="0.05pt solid #000000"/>
    </style:style>
    <style:style style:name="Tabela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9" style:family="table">
      <style:table-properties style:width="6.6931in" fo:break-before="page" table:align="margins"/>
    </style:style>
    <style:style style:name="Tabela19.A" style:family="table-column">
      <style:table-column-properties style:column-width="2.4396in" style:rel-column-width="23887*"/>
    </style:style>
    <style:style style:name="Tabela19.B" style:family="table-column">
      <style:table-column-properties style:column-width="4.2535in" style:rel-column-width="41648*"/>
    </style:style>
    <style:style style:name="Tabela19.A1" style:family="table-cell">
      <style:table-cell-properties fo:padding="0.0382in" fo:border="0.05pt solid #000000"/>
    </style:style>
    <style:style style:name="Tabela19.A2" style:family="table-cell">
      <style:table-cell-properties fo:padding="0.0382in" fo:border-left="0.05pt solid #000000" fo:border-right="none" fo:border-top="none" fo:border-bottom="0.05pt solid #000000"/>
    </style:style>
    <style:style style:name="Tabela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5" style:family="table">
      <style:table-properties style:width="6.6931in" fo:break-before="page" table:align="margins"/>
    </style:style>
    <style:style style:name="Tabela15.A" style:family="table-column">
      <style:table-column-properties style:column-width="0.825in" style:rel-column-width="8077*"/>
    </style:style>
    <style:style style:name="Tabela15.B" style:family="table-column">
      <style:table-column-properties style:column-width="5.8681in" style:rel-column-width="57458*"/>
    </style:style>
    <style:style style:name="Tabela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5.B1" style:family="table-cell">
      <style:table-cell-properties fo:padding="0.0382in" fo:border="0.05pt solid #000000"/>
    </style:style>
    <style:style style:name="Tabela15.A2" style:family="table-cell">
      <style:table-cell-properties fo:padding="0.0382in" fo:border-left="0.05pt solid #000000" fo:border-right="none" fo:border-top="none" fo:border-bottom="0.05pt solid #000000"/>
    </style:style>
    <style:style style:name="Tabela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20" style:family="table">
      <style:table-properties style:width="6.6931in" table:align="margins"/>
    </style:style>
    <style:style style:name="Tabela20.A" style:family="table-column">
      <style:table-column-properties style:column-width="0.825in" style:rel-column-width="8077*"/>
    </style:style>
    <style:style style:name="Tabela20.B" style:family="table-column">
      <style:table-column-properties style:column-width="5.8681in" style:rel-column-width="57458*"/>
    </style:style>
    <style:style style:name="Tabela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20.B1" style:family="table-cell">
      <style:table-cell-properties fo:padding="0.0382in" fo:border="0.05pt solid #000000"/>
    </style:style>
    <style:style style:name="Tabela20.A2" style:family="table-cell">
      <style:table-cell-properties fo:padding="0.0382in" fo:border-left="0.05pt solid #000000" fo:border-right="none" fo:border-top="none" fo:border-bottom="0.05pt solid #000000"/>
    </style:style>
    <style:style style:name="Tabela20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weight="bold" officeooo:paragraph-rsid="0022f12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weight="bold" officeooo:paragraph-rsid="00b08f5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bold" officeooo:paragraph-rsid="00b0f6d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weight="bold" officeooo:paragraph-rsid="00b27e2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weight="bold" officeooo:paragraph-rsid="00b3d099" style:font-weight-asian="bold" style:font-weight-complex="bold"/>
    </style:style>
    <style:style style:name="P6" style:family="paragraph" style:parent-style-name="Standard">
      <style:text-properties style:font-name="Arial" fo:font-weight="bold" officeooo:rsid="00b7da86" officeooo:paragraph-rsid="00b7da86" style:font-weight-asian="bold" style:font-weight-complex="bold"/>
    </style:style>
    <style:style style:name="P7" style:family="paragraph" style:parent-style-name="Standard">
      <style:text-properties officeooo:paragraph-rsid="001b01cb"/>
    </style:style>
    <style:style style:name="P8" style:family="paragraph" style:parent-style-name="Standard">
      <style:text-properties officeooo:rsid="001b01cb" officeooo:paragraph-rsid="001b01cb"/>
    </style:style>
    <style:style style:name="P9" style:family="paragraph" style:parent-style-name="Standard">
      <style:text-properties officeooo:paragraph-rsid="0022f129"/>
    </style:style>
    <style:style style:name="P10" style:family="paragraph" style:parent-style-name="Standard">
      <style:text-properties officeooo:paragraph-rsid="0024aebe"/>
    </style:style>
    <style:style style:name="P11" style:family="paragraph" style:parent-style-name="Standard">
      <style:text-properties officeooo:paragraph-rsid="00629c2b"/>
    </style:style>
    <style:style style:name="P12" style:family="paragraph" style:parent-style-name="Standard">
      <style:text-properties officeooo:paragraph-rsid="0077c127"/>
    </style:style>
    <style:style style:name="P13" style:family="paragraph" style:parent-style-name="Standard">
      <style:paragraph-properties fo:break-before="page"/>
      <style:text-properties officeooo:paragraph-rsid="001b01cb"/>
    </style:style>
    <style:style style:name="P14" style:family="paragraph" style:parent-style-name="Standard">
      <style:paragraph-properties fo:break-before="page"/>
      <style:text-properties officeooo:rsid="001b01cb" officeooo:paragraph-rsid="001b01cb"/>
    </style:style>
    <style:style style:name="P15" style:family="paragraph" style:parent-style-name="Standard">
      <style:paragraph-properties fo:break-before="page"/>
      <style:text-properties officeooo:paragraph-rsid="002428de"/>
    </style:style>
    <style:style style:name="P16" style:family="paragraph" style:parent-style-name="Standard">
      <style:paragraph-properties fo:break-before="page"/>
      <style:text-properties officeooo:paragraph-rsid="00629c2b"/>
    </style:style>
    <style:style style:name="P17" style:family="paragraph" style:parent-style-name="Standard">
      <style:paragraph-properties fo:break-before="page"/>
      <style:text-properties officeooo:paragraph-rsid="0077c127"/>
    </style:style>
    <style:style style:name="P18" style:family="paragraph" style:parent-style-name="Table_20_Contents">
      <style:text-properties style:font-name="Arial" officeooo:rsid="0013c96f" officeooo:paragraph-rsid="0013c96f"/>
    </style:style>
    <style:style style:name="P19" style:family="paragraph" style:parent-style-name="Table_20_Contents">
      <style:text-properties style:font-name="Arial" officeooo:rsid="0013c96f" officeooo:paragraph-rsid="001b01cb"/>
    </style:style>
    <style:style style:name="P20" style:family="paragraph" style:parent-style-name="Table_20_Contents">
      <style:text-properties style:font-name="Arial" officeooo:rsid="0013c96f" officeooo:paragraph-rsid="003b542f"/>
    </style:style>
    <style:style style:name="P21" style:family="paragraph" style:parent-style-name="Table_20_Contents">
      <style:text-properties style:font-name="Arial" fo:font-weight="bold" officeooo:rsid="0013c96f" officeooo:paragraph-rsid="0013c96f" style:font-weight-asian="bold" style:font-weight-complex="bold"/>
    </style:style>
    <style:style style:name="P22" style:family="paragraph" style:parent-style-name="Table_20_Contents">
      <style:text-properties style:font-name="Arial" fo:font-weight="bold" officeooo:rsid="0013c96f" officeooo:paragraph-rsid="001b01cb" style:font-weight-asian="bold" style:font-weight-complex="bold"/>
    </style:style>
    <style:style style:name="P23" style:family="paragraph" style:parent-style-name="Table_20_Contents">
      <style:text-properties style:font-name="Arial" fo:font-weight="bold" officeooo:rsid="0013c96f" officeooo:paragraph-rsid="0022f129" style:font-weight-asian="bold" style:font-weight-complex="bold"/>
    </style:style>
    <style:style style:name="P24" style:family="paragraph" style:parent-style-name="Table_20_Contents">
      <style:text-properties style:font-name="Arial" fo:font-weight="bold" officeooo:rsid="0013c96f" officeooo:paragraph-rsid="002428de" style:font-weight-asian="bold" style:font-weight-complex="bold"/>
    </style:style>
    <style:style style:name="P25" style:family="paragraph" style:parent-style-name="Table_20_Contents">
      <style:text-properties style:font-name="Arial" fo:font-weight="bold" officeooo:rsid="0013c96f" officeooo:paragraph-rsid="0024aebe" style:font-weight-asian="bold" style:font-weight-complex="bold"/>
    </style:style>
    <style:style style:name="P26" style:family="paragraph" style:parent-style-name="Table_20_Contents">
      <style:text-properties style:font-name="Arial" fo:font-weight="bold" officeooo:rsid="0013c96f" officeooo:paragraph-rsid="00629c2b" style:font-weight-asian="bold" style:font-weight-complex="bold"/>
    </style:style>
    <style:style style:name="P27" style:family="paragraph" style:parent-style-name="Table_20_Contents">
      <style:text-properties style:font-name="Arial" fo:font-weight="bold" officeooo:rsid="0013c96f" officeooo:paragraph-rsid="00707c19" style:font-weight-asian="bold" style:font-weight-complex="bold"/>
    </style:style>
    <style:style style:name="P28" style:family="paragraph" style:parent-style-name="Table_20_Contents">
      <style:text-properties style:font-name="Arial" fo:font-weight="bold" officeooo:rsid="0013c96f" officeooo:paragraph-rsid="0077c127" style:font-weight-asian="bold" style:font-weight-complex="bold"/>
    </style:style>
    <style:style style:name="P29" style:family="paragraph" style:parent-style-name="Table_20_Contents">
      <style:text-properties style:font-name="Arial" fo:font-weight="bold" officeooo:rsid="002d3553" officeooo:paragraph-rsid="002d3553" style:font-weight-asian="bold" style:font-weight-complex="bold"/>
    </style:style>
    <style:style style:name="P30" style:family="paragraph" style:parent-style-name="Table_20_Contents">
      <style:text-properties style:font-name="Arial" fo:font-weight="bold" officeooo:rsid="0078f2b8" officeooo:paragraph-rsid="0078f2b8" style:font-weight-asian="bold" style:font-weight-complex="bold"/>
    </style:style>
    <style:style style:name="P31" style:family="paragraph" style:parent-style-name="Table_20_Contents">
      <style:text-properties style:font-name="Arial" fo:font-weight="bold" officeooo:rsid="008d9f9b" officeooo:paragraph-rsid="008d9f9b" style:font-weight-asian="bold" style:font-weight-complex="bold"/>
    </style:style>
    <style:style style:name="P32" style:family="paragraph" style:parent-style-name="Table_20_Contents">
      <style:text-properties style:font-name="Arial" fo:font-weight="bold" officeooo:rsid="00b7da86" officeooo:paragraph-rsid="00b7da86" style:font-weight-asian="bold" style:font-weight-complex="bold"/>
    </style:style>
    <style:style style:name="P33" style:family="paragraph" style:parent-style-name="Table_20_Contents">
      <style:text-properties style:font-name="Arial" officeooo:rsid="001b01cb" officeooo:paragraph-rsid="001b01cb"/>
    </style:style>
    <style:style style:name="P34" style:family="paragraph" style:parent-style-name="Table_20_Contents">
      <style:text-properties style:font-name="Arial" officeooo:rsid="001b01cb" officeooo:paragraph-rsid="006e2674"/>
    </style:style>
    <style:style style:name="P35" style:family="paragraph" style:parent-style-name="Table_20_Contents">
      <style:text-properties style:font-name="Arial" officeooo:rsid="0026a71b" officeooo:paragraph-rsid="0026a71b"/>
    </style:style>
    <style:style style:name="P36" style:family="paragraph" style:parent-style-name="Table_20_Contents">
      <style:text-properties style:font-name="Arial" officeooo:rsid="0026a71b" officeooo:paragraph-rsid="00629c2b"/>
    </style:style>
    <style:style style:name="P37" style:family="paragraph" style:parent-style-name="Table_20_Contents">
      <style:text-properties style:font-name="Arial" officeooo:rsid="0026a71b" officeooo:paragraph-rsid="00707c19"/>
    </style:style>
    <style:style style:name="P38" style:family="paragraph" style:parent-style-name="Table_20_Contents">
      <style:text-properties style:font-name="Arial" officeooo:rsid="00270071" officeooo:paragraph-rsid="00270071"/>
    </style:style>
    <style:style style:name="P39" style:family="paragraph" style:parent-style-name="Table_20_Contents">
      <style:text-properties style:font-name="Arial" officeooo:rsid="00272d66" officeooo:paragraph-rsid="00272d66"/>
    </style:style>
    <style:style style:name="P40" style:family="paragraph" style:parent-style-name="Table_20_Contents">
      <style:text-properties style:font-name="Arial" officeooo:rsid="00272d66" officeooo:paragraph-rsid="003b542f"/>
    </style:style>
    <style:style style:name="P41" style:family="paragraph" style:parent-style-name="Table_20_Contents">
      <style:text-properties style:font-name="Arial" officeooo:rsid="002ca7a2" officeooo:paragraph-rsid="002ca7a2"/>
    </style:style>
    <style:style style:name="P42" style:family="paragraph" style:parent-style-name="Table_20_Contents">
      <style:text-properties style:font-name="Arial" officeooo:rsid="002d3553" officeooo:paragraph-rsid="002d3553"/>
    </style:style>
    <style:style style:name="P43" style:family="paragraph" style:parent-style-name="Table_20_Contents">
      <style:text-properties style:font-name="Arial" officeooo:rsid="0039b246" officeooo:paragraph-rsid="003b542f"/>
    </style:style>
    <style:style style:name="P44" style:family="paragraph" style:parent-style-name="Table_20_Contents">
      <style:text-properties style:font-name="Arial" officeooo:rsid="0039b246" officeooo:paragraph-rsid="003fdfc7"/>
    </style:style>
    <style:style style:name="P45" style:family="paragraph" style:parent-style-name="Table_20_Contents">
      <style:text-properties style:font-name="Arial" officeooo:rsid="0039b246" officeooo:paragraph-rsid="004253ef"/>
    </style:style>
    <style:style style:name="P46" style:family="paragraph" style:parent-style-name="Table_20_Contents">
      <style:text-properties style:font-name="Arial" officeooo:rsid="0039b246" officeooo:paragraph-rsid="0058a8ab"/>
    </style:style>
    <style:style style:name="P47" style:family="paragraph" style:parent-style-name="Table_20_Contents">
      <style:text-properties style:font-name="Arial" officeooo:rsid="0039b246" officeooo:paragraph-rsid="00629c2b"/>
    </style:style>
    <style:style style:name="P48" style:family="paragraph" style:parent-style-name="Table_20_Contents">
      <style:text-properties style:font-name="Arial" officeooo:rsid="003b542f" officeooo:paragraph-rsid="003b542f"/>
    </style:style>
    <style:style style:name="P49" style:family="paragraph" style:parent-style-name="Table_20_Contents">
      <style:text-properties style:font-name="Arial" officeooo:rsid="0045aee7" officeooo:paragraph-rsid="0045aee7"/>
    </style:style>
    <style:style style:name="P50" style:family="paragraph" style:parent-style-name="Table_20_Contents">
      <style:text-properties style:font-name="Arial" officeooo:rsid="00465cb0" officeooo:paragraph-rsid="00465cb0"/>
    </style:style>
    <style:style style:name="P51" style:family="paragraph" style:parent-style-name="Table_20_Contents">
      <style:text-properties style:font-name="Arial" officeooo:rsid="0054a6af" officeooo:paragraph-rsid="0054a6af"/>
    </style:style>
    <style:style style:name="P52" style:family="paragraph" style:parent-style-name="Table_20_Contents">
      <style:text-properties style:font-name="Arial" officeooo:rsid="005f67b9" officeooo:paragraph-rsid="005f67b9"/>
    </style:style>
    <style:style style:name="P53" style:family="paragraph" style:parent-style-name="Table_20_Contents">
      <style:text-properties style:font-name="Arial" officeooo:rsid="0065cbbc" officeooo:paragraph-rsid="0065cbbc"/>
    </style:style>
    <style:style style:name="P54" style:family="paragraph" style:parent-style-name="Table_20_Contents">
      <style:text-properties style:font-name="Arial" officeooo:rsid="00707c19" officeooo:paragraph-rsid="0077c127"/>
    </style:style>
    <style:style style:name="P55" style:family="paragraph" style:parent-style-name="Table_20_Contents">
      <style:text-properties style:font-name="Arial" officeooo:rsid="0078f2b8" officeooo:paragraph-rsid="0078f2b8"/>
    </style:style>
    <style:style style:name="P56" style:family="paragraph" style:parent-style-name="Table_20_Contents">
      <style:text-properties style:font-name="Arial" officeooo:rsid="0060b0ae" officeooo:paragraph-rsid="0060b0ae"/>
    </style:style>
    <style:style style:name="P57" style:family="paragraph" style:parent-style-name="Table_20_Contents">
      <style:text-properties style:font-name="Arial" officeooo:rsid="00841aa6" officeooo:paragraph-rsid="00841aa6"/>
    </style:style>
    <style:style style:name="P58" style:family="paragraph" style:parent-style-name="Table_20_Contents">
      <style:text-properties style:font-name="Arial" officeooo:rsid="008c2e5d" officeooo:paragraph-rsid="008c2e5d"/>
    </style:style>
    <style:style style:name="P59" style:family="paragraph" style:parent-style-name="Table_20_Contents">
      <style:text-properties style:font-name="Arial" officeooo:rsid="003fdfc7" officeooo:paragraph-rsid="003fdfc7"/>
    </style:style>
    <style:style style:name="P60" style:family="paragraph" style:parent-style-name="Table_20_Contents">
      <style:text-properties style:font-name="Arial" officeooo:rsid="008eb361" officeooo:paragraph-rsid="008eb361"/>
    </style:style>
    <style:style style:name="P61" style:family="paragraph" style:parent-style-name="Table_20_Contents">
      <style:text-properties style:font-name="Arial" officeooo:rsid="0090edb6" officeooo:paragraph-rsid="0090edb6"/>
    </style:style>
    <style:style style:name="P62" style:family="paragraph" style:parent-style-name="Table_20_Contents">
      <style:text-properties style:font-name="Arial" officeooo:rsid="00929c05" officeooo:paragraph-rsid="00929c05"/>
    </style:style>
    <style:style style:name="P63" style:family="paragraph" style:parent-style-name="Table_20_Contents">
      <style:text-properties style:font-name="Arial" officeooo:rsid="00929c05" officeooo:paragraph-rsid="00b6c84a"/>
    </style:style>
    <style:style style:name="P64" style:family="paragraph" style:parent-style-name="Table_20_Contents">
      <style:text-properties style:font-name="Arial" officeooo:rsid="0094a6d2" officeooo:paragraph-rsid="0094a6d2"/>
    </style:style>
    <style:style style:name="P65" style:family="paragraph" style:parent-style-name="Table_20_Contents">
      <style:text-properties style:font-name="Arial" officeooo:rsid="00955883" officeooo:paragraph-rsid="00955883"/>
    </style:style>
    <style:style style:name="P66" style:family="paragraph" style:parent-style-name="Table_20_Contents">
      <style:text-properties style:font-name="Arial" officeooo:rsid="0096ac2b" officeooo:paragraph-rsid="0096ac2b"/>
    </style:style>
    <style:style style:name="P67" style:family="paragraph" style:parent-style-name="Table_20_Contents">
      <style:text-properties style:font-name="Arial" officeooo:rsid="0097419e" officeooo:paragraph-rsid="0097419e"/>
    </style:style>
    <style:style style:name="P68" style:family="paragraph" style:parent-style-name="Table_20_Contents">
      <style:text-properties style:font-name="Arial" officeooo:rsid="009879d9" officeooo:paragraph-rsid="009879d9"/>
    </style:style>
    <style:style style:name="P69" style:family="paragraph" style:parent-style-name="Table_20_Contents">
      <style:text-properties style:font-name="Arial" officeooo:rsid="009f78b5" officeooo:paragraph-rsid="009f78b5"/>
    </style:style>
    <style:style style:name="P70" style:family="paragraph" style:parent-style-name="Table_20_Contents">
      <style:text-properties style:font-name="Arial" officeooo:rsid="00a060b1" officeooo:paragraph-rsid="00a060b1"/>
    </style:style>
    <style:style style:name="P71" style:family="paragraph" style:parent-style-name="Table_20_Contents">
      <style:text-properties style:font-name="Arial" officeooo:rsid="00a0f217" officeooo:paragraph-rsid="00a0f217"/>
    </style:style>
    <style:style style:name="P72" style:family="paragraph" style:parent-style-name="Table_20_Contents">
      <style:text-properties style:font-name="Arial" officeooo:rsid="00a22eb7" officeooo:paragraph-rsid="00a22eb7"/>
    </style:style>
    <style:style style:name="P73" style:family="paragraph" style:parent-style-name="Table_20_Contents">
      <style:text-properties style:font-name="Arial" officeooo:rsid="00a22eb7" officeooo:paragraph-rsid="00a308cc"/>
    </style:style>
    <style:style style:name="P74" style:family="paragraph" style:parent-style-name="Table_20_Contents">
      <style:text-properties style:font-name="Arial" officeooo:rsid="00a22eb7" officeooo:paragraph-rsid="00a4f9fe"/>
    </style:style>
    <style:style style:name="P75" style:family="paragraph" style:parent-style-name="Table_20_Contents">
      <style:text-properties style:font-name="Arial" officeooo:rsid="00a6a2a0" officeooo:paragraph-rsid="00a6a2a0"/>
    </style:style>
    <style:style style:name="P76" style:family="paragraph" style:parent-style-name="Table_20_Contents">
      <style:text-properties style:font-name="Arial" officeooo:rsid="00b7da86" officeooo:paragraph-rsid="00b7da86"/>
    </style:style>
    <style:style style:name="P77" style:family="paragraph" style:parent-style-name="Table_20_Contents">
      <style:text-properties officeooo:paragraph-rsid="002c8556"/>
    </style:style>
    <style:style style:name="P78" style:family="paragraph" style:parent-style-name="Table_20_Contents">
      <style:text-properties officeooo:paragraph-rsid="002d3553"/>
    </style:style>
    <style:style style:name="P79" style:family="paragraph" style:parent-style-name="Table_20_Contents">
      <style:text-properties fo:font-weight="bold" officeooo:rsid="002d3553" officeooo:paragraph-rsid="002d3553" style:font-weight-asian="bold" style:font-weight-complex="bold"/>
    </style:style>
    <style:style style:name="P80" style:family="paragraph" style:parent-style-name="Table_20_Contents">
      <style:text-properties fo:font-weight="bold" officeooo:rsid="00306930" officeooo:paragraph-rsid="00306930" style:font-weight-asian="bold" style:font-weight-complex="bold"/>
    </style:style>
    <style:style style:name="P81" style:family="paragraph" style:parent-style-name="Table_20_Contents">
      <style:text-properties fo:font-weight="bold" officeooo:rsid="003123bf" officeooo:paragraph-rsid="003123bf" style:font-weight-asian="bold" style:font-weight-complex="bold"/>
    </style:style>
    <style:style style:name="P82" style:family="paragraph" style:parent-style-name="Table_20_Contents">
      <style:text-properties fo:font-weight="bold" officeooo:rsid="003123bf" officeooo:paragraph-rsid="00347604" style:font-weight-asian="bold" style:font-weight-complex="bold"/>
    </style:style>
    <style:style style:name="P83" style:family="paragraph" style:parent-style-name="Table_20_Contents">
      <style:text-properties fo:font-weight="bold" officeooo:rsid="003123bf" officeooo:paragraph-rsid="003b542f" style:font-weight-asian="bold" style:font-weight-complex="bold"/>
    </style:style>
    <style:style style:name="P84" style:family="paragraph" style:parent-style-name="Table_20_Contents">
      <style:text-properties fo:font-weight="bold" officeooo:rsid="003123bf" officeooo:paragraph-rsid="00491e10" style:font-weight-asian="bold" style:font-weight-complex="bold"/>
    </style:style>
    <style:style style:name="P85" style:family="paragraph" style:parent-style-name="Table_20_Contents">
      <style:text-properties fo:font-weight="bold" officeooo:rsid="003123bf" officeooo:paragraph-rsid="005afac5" style:font-weight-asian="bold" style:font-weight-complex="bold"/>
    </style:style>
    <style:style style:name="P86" style:family="paragraph" style:parent-style-name="Table_20_Contents">
      <style:text-properties fo:font-weight="bold" officeooo:rsid="003123bf" officeooo:paragraph-rsid="006ceb7e" style:font-weight-asian="bold" style:font-weight-complex="bold"/>
    </style:style>
    <style:style style:name="P87" style:family="paragraph" style:parent-style-name="Table_20_Contents">
      <style:text-properties fo:font-weight="bold" officeooo:rsid="00b7da86" officeooo:paragraph-rsid="00b7da86" style:font-weight-asian="bold" style:font-weight-complex="bold"/>
    </style:style>
    <style:style style:name="P88" style:family="paragraph" style:parent-style-name="Table_20_Contents">
      <style:text-properties officeooo:paragraph-rsid="00347604"/>
    </style:style>
    <style:style style:name="P89" style:family="paragraph" style:parent-style-name="Table_20_Contents">
      <style:text-properties officeooo:paragraph-rsid="003b542f"/>
    </style:style>
    <style:style style:name="P90" style:family="paragraph" style:parent-style-name="Table_20_Contents">
      <style:text-properties officeooo:paragraph-rsid="00491e10"/>
    </style:style>
    <style:style style:name="P91" style:family="paragraph" style:parent-style-name="Table_20_Contents">
      <style:text-properties officeooo:paragraph-rsid="005afac5"/>
    </style:style>
    <style:style style:name="P92" style:family="paragraph" style:parent-style-name="Table_20_Contents">
      <style:text-properties officeooo:paragraph-rsid="006ceb7e"/>
    </style:style>
    <style:style style:name="P93" style:family="paragraph" style:parent-style-name="Table_20_Contents">
      <style:text-properties fo:color="#313739" style:text-outline="false" style:text-line-through-style="none" style:text-line-through-type="none" style:font-name="Arial" fo:font-size="12pt" fo:font-style="normal" fo:text-shadow="none" style:text-underline-style="none" fo:font-weight="normal" officeooo:rsid="0013c96f" officeooo:paragraph-rsid="004bc318" style:font-size-asian="12pt" style:font-style-asian="normal" style:font-weight-asian="normal" style:font-weight-complex="normal" style:text-emphasize="none"/>
    </style:style>
    <style:style style:name="P94" style:family="paragraph" style:parent-style-name="Table_20_Contents">
      <style:text-properties fo:color="#313739" style:text-outline="false" style:text-line-through-style="none" style:text-line-through-type="none" style:font-name="Arial" fo:font-size="12pt" fo:font-style="normal" fo:text-shadow="none" style:text-underline-style="none" fo:font-weight="normal" officeooo:rsid="0013c96f" officeooo:paragraph-rsid="0065cbbc" style:font-size-asian="12pt" style:font-style-asian="normal" style:font-weight-asian="normal" style:font-weight-complex="normal" style:text-emphasize="none"/>
    </style:style>
    <style:style style:name="P95" style:family="paragraph" style:parent-style-name="Table_20_Contents">
      <style:text-properties officeooo:rsid="00b7da86" officeooo:paragraph-rsid="00b7da86"/>
    </style:style>
    <style:style style:name="P96" style:family="paragraph" style:parent-style-name="Standard">
      <style:text-properties officeooo:paragraph-rsid="0022f129"/>
    </style:style>
    <style:style style:name="P97" style:family="paragraph" style:parent-style-name="Table_20_Contents" style:list-style-name="L1">
      <style:text-properties style:font-name="Arial" officeooo:rsid="00270071" officeooo:paragraph-rsid="00270071"/>
    </style:style>
    <style:style style:name="P98" style:family="paragraph" style:parent-style-name="Table_20_Contents" style:list-style-name="L1">
      <style:text-properties style:font-name="Arial" officeooo:rsid="00270071" officeooo:paragraph-rsid="0028232d"/>
    </style:style>
    <style:style style:name="P99" style:family="paragraph" style:parent-style-name="Table_20_Contents" style:list-style-name="L2">
      <style:text-properties style:font-name="Arial" officeooo:rsid="00270071" officeooo:paragraph-rsid="00270071"/>
    </style:style>
    <style:style style:name="P100" style:family="paragraph" style:parent-style-name="Table_20_Contents" style:list-style-name="L4">
      <style:text-properties style:font-name="Arial" officeooo:rsid="00270071" officeooo:paragraph-rsid="00272d66"/>
    </style:style>
    <style:style style:name="P101" style:family="paragraph" style:parent-style-name="Table_20_Contents" style:list-style-name="L4">
      <style:text-properties style:font-name="Arial" officeooo:rsid="00270071" officeooo:paragraph-rsid="0028232d"/>
    </style:style>
    <style:style style:name="P102" style:family="paragraph" style:parent-style-name="Table_20_Contents" style:list-style-name="L5">
      <style:text-properties style:font-name="Arial" officeooo:rsid="00270071" officeooo:paragraph-rsid="00272d66"/>
    </style:style>
    <style:style style:name="P103" style:family="paragraph" style:parent-style-name="Table_20_Contents" style:list-style-name="L7">
      <style:text-properties style:font-name="Arial" officeooo:rsid="00270071" officeooo:paragraph-rsid="00272d66"/>
    </style:style>
    <style:style style:name="P104" style:family="paragraph" style:parent-style-name="Table_20_Contents" style:list-style-name="L10">
      <style:text-properties style:font-name="Arial" officeooo:rsid="00270071" officeooo:paragraph-rsid="002a2fd5"/>
    </style:style>
    <style:style style:name="P105" style:family="paragraph" style:parent-style-name="Table_20_Contents" style:list-style-name="L13">
      <style:text-properties style:font-name="Arial" officeooo:rsid="00270071" officeooo:paragraph-rsid="002d3553"/>
    </style:style>
    <style:style style:name="P106" style:family="paragraph" style:parent-style-name="Table_20_Contents" style:list-style-name="L16">
      <style:text-properties style:font-name="Arial" officeooo:rsid="00270071" officeooo:paragraph-rsid="00347604"/>
    </style:style>
    <style:style style:name="P107" style:family="paragraph" style:parent-style-name="Table_20_Contents" style:list-style-name="L19">
      <style:text-properties style:font-name="Arial" officeooo:rsid="00270071" officeooo:paragraph-rsid="003b542f"/>
    </style:style>
    <style:style style:name="P108" style:family="paragraph" style:parent-style-name="Table_20_Contents" style:list-style-name="L23">
      <style:text-properties style:font-name="Arial" officeooo:rsid="00270071" officeooo:paragraph-rsid="003b542f"/>
    </style:style>
    <style:style style:name="P109" style:family="paragraph" style:parent-style-name="Table_20_Contents" style:list-style-name="L28">
      <style:text-properties style:font-name="Arial" officeooo:rsid="00270071" officeooo:paragraph-rsid="00474980"/>
    </style:style>
    <style:style style:name="P110" style:family="paragraph" style:parent-style-name="Table_20_Contents" style:list-style-name="L28">
      <style:text-properties style:font-name="Arial" officeooo:rsid="00270071" officeooo:paragraph-rsid="0048c420"/>
    </style:style>
    <style:style style:name="P111" style:family="paragraph" style:parent-style-name="Table_20_Contents" style:list-style-name="L31">
      <style:text-properties style:font-name="Arial" officeooo:rsid="00270071" officeooo:paragraph-rsid="00347604"/>
    </style:style>
    <style:style style:name="P112" style:family="paragraph" style:parent-style-name="Table_20_Contents" style:list-style-name="L31">
      <style:text-properties style:font-name="Arial" officeooo:rsid="00270071" officeooo:paragraph-rsid="0054a6af"/>
    </style:style>
    <style:style style:name="P113" style:family="paragraph" style:parent-style-name="Table_20_Contents" style:list-style-name="L34">
      <style:text-properties style:font-name="Arial" officeooo:rsid="00270071" officeooo:paragraph-rsid="005afac5"/>
    </style:style>
    <style:style style:name="P114" style:family="paragraph" style:parent-style-name="Table_20_Contents" style:list-style-name="L34">
      <style:text-properties style:font-name="Arial" officeooo:rsid="00270071" officeooo:paragraph-rsid="005c1c1f"/>
    </style:style>
    <style:style style:name="P115" style:family="paragraph" style:parent-style-name="Table_20_Contents" style:list-style-name="L37">
      <style:text-properties style:font-name="Arial" officeooo:rsid="00270071" officeooo:paragraph-rsid="0060b0ae"/>
    </style:style>
    <style:style style:name="P116" style:family="paragraph" style:parent-style-name="Table_20_Contents" style:list-style-name="L37">
      <style:text-properties style:font-name="Arial" officeooo:rsid="00270071" officeooo:paragraph-rsid="0054a6af"/>
    </style:style>
    <style:style style:name="P117" style:family="paragraph" style:parent-style-name="Table_20_Contents" style:list-style-name="L37">
      <style:text-properties style:font-name="Arial" officeooo:rsid="00270071" officeooo:paragraph-rsid="00662422"/>
    </style:style>
    <style:style style:name="P118" style:family="paragraph" style:parent-style-name="Table_20_Contents" style:list-style-name="L37">
      <style:text-properties style:font-name="Arial" officeooo:rsid="00270071" officeooo:paragraph-rsid="00347604"/>
    </style:style>
    <style:style style:name="P119" style:family="paragraph" style:parent-style-name="Table_20_Contents" style:list-style-name="L40">
      <style:text-properties style:font-name="Arial" officeooo:rsid="00270071" officeooo:paragraph-rsid="0060b0ae"/>
    </style:style>
    <style:style style:name="P120" style:family="paragraph" style:parent-style-name="Table_20_Contents" style:list-style-name="L40">
      <style:text-properties style:font-name="Arial" officeooo:rsid="00270071" officeooo:paragraph-rsid="0054a6af"/>
    </style:style>
    <style:style style:name="P121" style:family="paragraph" style:parent-style-name="Table_20_Contents" style:list-style-name="L40">
      <style:text-properties style:font-name="Arial" officeooo:rsid="00270071" officeooo:paragraph-rsid="00347604"/>
    </style:style>
    <style:style style:name="P122" style:family="paragraph" style:parent-style-name="Table_20_Contents" style:list-style-name="L43">
      <style:text-properties style:font-name="Arial" officeooo:rsid="00270071" officeooo:paragraph-rsid="006b5ee7"/>
    </style:style>
    <style:style style:name="P123" style:family="paragraph" style:parent-style-name="Table_20_Contents" style:list-style-name="L46">
      <style:text-properties style:font-name="Arial" officeooo:rsid="00270071" officeooo:paragraph-rsid="006b5ee7"/>
    </style:style>
    <style:style style:name="P124" style:family="paragraph" style:parent-style-name="Table_20_Contents" style:list-style-name="L46">
      <style:text-properties style:font-name="Arial" officeooo:rsid="00270071" officeooo:paragraph-rsid="006e2674"/>
    </style:style>
    <style:style style:name="P125" style:family="paragraph" style:parent-style-name="Table_20_Contents" style:list-style-name="L49">
      <style:text-properties style:font-name="Arial" officeooo:rsid="00270071" officeooo:paragraph-rsid="006b5ee7"/>
    </style:style>
    <style:style style:name="P126" style:family="paragraph" style:parent-style-name="Table_20_Contents" style:list-style-name="L49">
      <style:text-properties style:font-name="Arial" officeooo:rsid="00270071" officeooo:paragraph-rsid="006f01b0"/>
    </style:style>
    <style:style style:name="P127" style:family="paragraph" style:parent-style-name="Table_20_Contents" style:list-style-name="L6">
      <style:text-properties style:font-name="Arial" officeooo:rsid="0028232d" officeooo:paragraph-rsid="00284824"/>
    </style:style>
    <style:style style:name="P128" style:family="paragraph" style:parent-style-name="Table_20_Contents" style:list-style-name="L9">
      <style:text-properties style:font-name="Arial" officeooo:rsid="0028232d" officeooo:paragraph-rsid="00284824"/>
    </style:style>
    <style:style style:name="P129" style:family="paragraph" style:parent-style-name="Table_20_Contents" style:list-style-name="L12">
      <style:text-properties style:font-name="Arial" officeooo:rsid="0028232d" officeooo:paragraph-rsid="002c8556"/>
    </style:style>
    <style:style style:name="P130" style:family="paragraph" style:parent-style-name="Table_20_Contents" style:list-style-name="L15">
      <style:text-properties style:font-name="Arial" officeooo:rsid="0028232d" officeooo:paragraph-rsid="002d3553"/>
    </style:style>
    <style:style style:name="P131" style:family="paragraph" style:parent-style-name="Table_20_Contents" style:list-style-name="L18">
      <style:text-properties style:font-name="Arial" officeooo:rsid="0028232d" officeooo:paragraph-rsid="00347604"/>
    </style:style>
    <style:style style:name="P132" style:family="paragraph" style:parent-style-name="Table_20_Contents" style:list-style-name="L21">
      <style:text-properties style:font-name="Arial" officeooo:rsid="0028232d" officeooo:paragraph-rsid="003b542f"/>
    </style:style>
    <style:style style:name="P133" style:family="paragraph" style:parent-style-name="Table_20_Contents" style:list-style-name="L25">
      <style:text-properties style:font-name="Arial" officeooo:rsid="0028232d" officeooo:paragraph-rsid="003b542f"/>
    </style:style>
    <style:style style:name="P134" style:family="paragraph" style:parent-style-name="Table_20_Contents" style:list-style-name="L30">
      <style:text-properties style:font-name="Arial" officeooo:rsid="0028232d" officeooo:paragraph-rsid="00491e10"/>
    </style:style>
    <style:style style:name="P135" style:family="paragraph" style:parent-style-name="Table_20_Contents" style:list-style-name="L33">
      <style:text-properties style:font-name="Arial" officeooo:rsid="0028232d" officeooo:paragraph-rsid="005324ea"/>
    </style:style>
    <style:style style:name="P136" style:family="paragraph" style:parent-style-name="Table_20_Contents" style:list-style-name="L36">
      <style:text-properties style:font-name="Arial" officeooo:rsid="0028232d" officeooo:paragraph-rsid="005afac5"/>
    </style:style>
    <style:style style:name="P137" style:family="paragraph" style:parent-style-name="Table_20_Contents" style:list-style-name="L39">
      <style:text-properties style:font-name="Arial" officeooo:rsid="0028232d" officeooo:paragraph-rsid="005324ea"/>
    </style:style>
    <style:style style:name="P138" style:family="paragraph" style:parent-style-name="Table_20_Contents" style:list-style-name="L42">
      <style:text-properties style:font-name="Arial" officeooo:rsid="0028232d" officeooo:paragraph-rsid="005324ea"/>
    </style:style>
    <style:style style:name="P139" style:family="paragraph" style:parent-style-name="Table_20_Contents" style:list-style-name="L45">
      <style:text-properties style:font-name="Arial" officeooo:rsid="0028232d" officeooo:paragraph-rsid="006ceb7e"/>
    </style:style>
    <style:style style:name="P140" style:family="paragraph" style:parent-style-name="Table_20_Contents" style:list-style-name="L48">
      <style:text-properties style:font-name="Arial" officeooo:rsid="0028232d" officeooo:paragraph-rsid="006ceb7e"/>
    </style:style>
    <style:style style:name="P141" style:family="paragraph" style:parent-style-name="Table_20_Contents" style:list-style-name="L51">
      <style:text-properties style:font-name="Arial" officeooo:rsid="0028232d" officeooo:paragraph-rsid="006ceb7e"/>
    </style:style>
    <style:style style:name="P142" style:family="paragraph" style:parent-style-name="Table_20_Contents" style:list-style-name="L19">
      <style:text-properties style:font-name="Arial" officeooo:rsid="003b542f" officeooo:paragraph-rsid="003b542f"/>
    </style:style>
    <style:style style:name="P143" style:family="paragraph" style:parent-style-name="Table_20_Contents" style:list-style-name="L23">
      <style:text-properties style:font-name="Arial" officeooo:rsid="003b542f" officeooo:paragraph-rsid="003b542f"/>
    </style:style>
    <style:style style:name="P144" style:family="paragraph" style:parent-style-name="Table_20_Contents" style:list-style-name="L22">
      <style:text-properties style:font-name="Arial" fo:font-weight="normal" officeooo:rsid="0028232d" officeooo:paragraph-rsid="003b542f" style:font-weight-asian="normal" style:font-weight-complex="normal"/>
    </style:style>
    <style:style style:name="P145" style:family="paragraph" style:parent-style-name="Table_20_Contents" style:list-style-name="L25">
      <style:text-properties style:font-name="Arial" fo:font-weight="normal" officeooo:rsid="0028232d" officeooo:paragraph-rsid="003b542f" style:font-weight-asian="normal" style:font-weight-complex="normal"/>
    </style:style>
    <style:style style:name="P146" style:family="paragraph" style:parent-style-name="Table_20_Contents" style:list-style-name="L30">
      <style:text-properties style:font-name="Arial" fo:font-weight="normal" officeooo:rsid="0028232d" officeooo:paragraph-rsid="00491e10" style:font-weight-asian="normal" style:font-weight-complex="normal"/>
    </style:style>
    <style:style style:name="P147" style:family="paragraph" style:parent-style-name="Table_20_Contents" style:list-style-name="L55">
      <style:text-properties style:font-name="Arial" fo:font-weight="normal" officeooo:rsid="0028232d" officeooo:paragraph-rsid="0078f2b8" style:font-weight-asian="normal" style:font-weight-complex="normal"/>
    </style:style>
    <style:style style:name="P148" style:family="paragraph" style:parent-style-name="Table_20_Contents" style:list-style-name="L27">
      <style:text-properties style:font-name="Arial" fo:font-weight="normal" officeooo:rsid="008d9f9b" officeooo:paragraph-rsid="008d9f9b" style:font-weight-asian="normal" style:font-weight-complex="normal"/>
    </style:style>
    <style:style style:name="P149" style:family="paragraph" style:parent-style-name="Table_20_Contents" style:list-style-name="L54">
      <style:text-properties style:font-name="Arial" fo:font-weight="normal" officeooo:rsid="0078f2b8" officeooo:paragraph-rsid="0078f2b8" style:font-weight-asian="normal" style:font-weight-complex="normal"/>
    </style:style>
    <style:style style:name="P150" style:family="paragraph" style:parent-style-name="Table_20_Contents" style:list-style-name="L26">
      <style:text-properties style:font-name="Arial" officeooo:rsid="008d9f9b" officeooo:paragraph-rsid="008d9f9b"/>
    </style:style>
    <style:style style:name="P151" style:family="paragraph" style:parent-style-name="Table_20_Contents" style:list-style-name="L28">
      <style:text-properties style:font-name="Arial" officeooo:rsid="00465cb0" officeooo:paragraph-rsid="00465cb0"/>
    </style:style>
    <style:style style:name="P152" style:family="paragraph" style:parent-style-name="Table_20_Contents" style:list-style-name="L28">
      <style:text-properties style:font-name="Arial" officeooo:rsid="00474980" officeooo:paragraph-rsid="00474980"/>
    </style:style>
    <style:style style:name="P153" style:family="paragraph" style:parent-style-name="Table_20_Contents" style:list-style-name="L52">
      <style:text-properties style:font-name="Arial" officeooo:rsid="00858db5" officeooo:paragraph-rsid="00858db5"/>
    </style:style>
    <style:style style:name="P154" style:family="paragraph" style:parent-style-name="Table_20_Contents" style:list-style-name="L52">
      <style:text-properties style:font-name="Arial" officeooo:rsid="008c2e5d" officeooo:paragraph-rsid="008c2e5d"/>
    </style:style>
    <style:style style:name="P155" style:family="paragraph" style:parent-style-name="Table_20_Contents" style:list-style-name="L53">
      <style:text-properties style:font-name="Arial" officeooo:rsid="0078f2b8" officeooo:paragraph-rsid="0078f2b8"/>
    </style:style>
    <style:style style:name="P156" style:family="paragraph" style:parent-style-name="Table_20_Contents" style:list-style-name="L3">
      <style:text-properties officeooo:paragraph-rsid="0028232d"/>
    </style:style>
    <style:style style:name="P157" style:family="paragraph" style:parent-style-name="Table_20_Contents" style:list-style-name="L6">
      <style:text-properties officeooo:paragraph-rsid="00284824"/>
    </style:style>
    <style:style style:name="P158" style:family="paragraph" style:parent-style-name="Table_20_Contents" style:list-style-name="L8">
      <style:text-properties officeooo:paragraph-rsid="00272d66"/>
    </style:style>
    <style:style style:name="P159" style:family="paragraph" style:parent-style-name="Table_20_Contents" style:list-style-name="L9">
      <style:text-properties officeooo:paragraph-rsid="00284824"/>
    </style:style>
    <style:style style:name="P160" style:family="paragraph" style:parent-style-name="Table_20_Contents" style:list-style-name="L11">
      <style:text-properties officeooo:paragraph-rsid="002c8556"/>
    </style:style>
    <style:style style:name="P161" style:family="paragraph" style:parent-style-name="Table_20_Contents" style:list-style-name="L12">
      <style:text-properties officeooo:paragraph-rsid="002c8556"/>
    </style:style>
    <style:style style:name="P162" style:family="paragraph" style:parent-style-name="Table_20_Contents" style:list-style-name="L14">
      <style:text-properties officeooo:paragraph-rsid="003ce1da"/>
    </style:style>
    <style:style style:name="P163" style:family="paragraph" style:parent-style-name="Table_20_Contents" style:list-style-name="L14">
      <style:text-properties officeooo:paragraph-rsid="002d3553"/>
    </style:style>
    <style:style style:name="P164" style:family="paragraph" style:parent-style-name="Table_20_Contents" style:list-style-name="L14">
      <style:text-properties officeooo:rsid="007b3e96" officeooo:paragraph-rsid="007b3e96"/>
    </style:style>
    <style:style style:name="P165" style:family="paragraph" style:parent-style-name="Table_20_Contents" style:list-style-name="L15">
      <style:text-properties officeooo:paragraph-rsid="002d3553"/>
    </style:style>
    <style:style style:name="P166" style:family="paragraph" style:parent-style-name="Table_20_Contents" style:list-style-name="L17">
      <style:text-properties officeooo:paragraph-rsid="003ce1da"/>
    </style:style>
    <style:style style:name="P167" style:family="paragraph" style:parent-style-name="Table_20_Contents" style:list-style-name="L17">
      <style:text-properties officeooo:paragraph-rsid="00347604"/>
    </style:style>
    <style:style style:name="P168" style:family="paragraph" style:parent-style-name="Table_20_Contents" style:list-style-name="L17">
      <style:text-properties officeooo:paragraph-rsid="003b542f"/>
    </style:style>
    <style:style style:name="P169" style:family="paragraph" style:parent-style-name="Table_20_Contents" style:list-style-name="L20">
      <style:text-properties officeooo:paragraph-rsid="003ce1da"/>
    </style:style>
    <style:style style:name="P170" style:family="paragraph" style:parent-style-name="Table_20_Contents" style:list-style-name="L24">
      <style:text-properties officeooo:paragraph-rsid="003b542f"/>
    </style:style>
    <style:style style:name="P171" style:family="paragraph" style:parent-style-name="Table_20_Contents" style:list-style-name="L29">
      <style:text-properties officeooo:paragraph-rsid="00491e10"/>
    </style:style>
    <style:style style:name="P172" style:family="paragraph" style:parent-style-name="Table_20_Contents" style:list-style-name="L32">
      <style:text-properties officeooo:paragraph-rsid="0054a6af"/>
    </style:style>
    <style:style style:name="P173" style:family="paragraph" style:parent-style-name="Table_20_Contents" style:list-style-name="L32">
      <style:text-properties officeooo:paragraph-rsid="00347604"/>
    </style:style>
    <style:style style:name="P174" style:family="paragraph" style:parent-style-name="Table_20_Contents" style:list-style-name="L35">
      <style:text-properties officeooo:paragraph-rsid="005c1c1f"/>
    </style:style>
    <style:style style:name="P175" style:family="paragraph" style:parent-style-name="Table_20_Contents" style:list-style-name="L35">
      <style:text-properties officeooo:paragraph-rsid="005afac5"/>
    </style:style>
    <style:style style:name="P176" style:family="paragraph" style:parent-style-name="Table_20_Contents" style:list-style-name="L36">
      <style:text-properties officeooo:paragraph-rsid="005c1c1f"/>
    </style:style>
    <style:style style:name="P177" style:family="paragraph" style:parent-style-name="Table_20_Contents" style:list-style-name="L38">
      <style:text-properties officeooo:paragraph-rsid="00662422"/>
    </style:style>
    <style:style style:name="P178" style:family="paragraph" style:parent-style-name="Table_20_Contents" style:list-style-name="L38">
      <style:text-properties officeooo:paragraph-rsid="00347604"/>
    </style:style>
    <style:style style:name="P179" style:family="paragraph" style:parent-style-name="Table_20_Contents" style:list-style-name="L41">
      <style:text-properties officeooo:paragraph-rsid="0069962a"/>
    </style:style>
    <style:style style:name="P180" style:family="paragraph" style:parent-style-name="Table_20_Contents" style:list-style-name="L41">
      <style:text-properties officeooo:paragraph-rsid="00347604"/>
    </style:style>
    <style:style style:name="P181" style:family="paragraph" style:parent-style-name="Table_20_Contents" style:list-style-name="L44">
      <style:text-properties officeooo:paragraph-rsid="006ceb7e"/>
    </style:style>
    <style:style style:name="P182" style:family="paragraph" style:parent-style-name="Table_20_Contents" style:list-style-name="L47">
      <style:text-properties officeooo:paragraph-rsid="006e2674"/>
    </style:style>
    <style:style style:name="P183" style:family="paragraph" style:parent-style-name="Table_20_Contents" style:list-style-name="L47">
      <style:text-properties officeooo:paragraph-rsid="006ceb7e"/>
    </style:style>
    <style:style style:name="P184" style:family="paragraph" style:parent-style-name="Table_20_Contents" style:list-style-name="L50">
      <style:text-properties officeooo:paragraph-rsid="006f01b0"/>
    </style:style>
    <style:style style:name="P185" style:family="paragraph" style:parent-style-name="Table_20_Contents" style:list-style-name="L50">
      <style:text-properties officeooo:paragraph-rsid="006ceb7e"/>
    </style:style>
    <style:style style:name="T1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weight-complex="normal" style:text-emphasize="none"/>
    </style:style>
    <style:style style:name="T2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22f129" style:font-size-asian="12pt" style:font-style-asian="normal" style:font-weight-asian="normal" style:font-weight-complex="normal" style:text-emphasize="none"/>
    </style:style>
    <style:style style:name="T3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3e471f" style:font-size-asian="12pt" style:font-style-asian="normal" style:font-weight-asian="normal" style:font-weight-complex="normal" style:text-emphasize="none"/>
    </style:style>
    <style:style style:name="T4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13c96f" style:font-size-asian="12pt" style:font-style-asian="normal" style:font-weight-asian="normal" style:font-weight-complex="normal" style:text-emphasize="none"/>
    </style:style>
    <style:style style:name="T5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2428de" style:font-size-asian="12pt" style:font-style-asian="normal" style:font-weight-asian="normal" style:font-weight-complex="normal" style:text-emphasize="none"/>
    </style:style>
    <style:style style:name="T6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44e136" style:font-size-asian="12pt" style:font-style-asian="normal" style:font-weight-asian="normal" style:font-weight-complex="normal" style:text-emphasize="none"/>
    </style:style>
    <style:style style:name="T7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4bc318" style:font-size-asian="12pt" style:font-style-asian="normal" style:font-weight-asian="normal" style:font-weight-complex="normal" style:text-emphasize="none"/>
    </style:style>
    <style:style style:name="T8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58a8ab" style:font-size-asian="12pt" style:font-style-asian="normal" style:font-weight-asian="normal" style:font-weight-complex="normal" style:text-emphasize="none"/>
    </style:style>
    <style:style style:name="T9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24aebe" style:font-size-asian="12pt" style:font-style-asian="normal" style:font-weight-asian="normal" style:font-weight-complex="normal" style:text-emphasize="none"/>
    </style:style>
    <style:style style:name="T10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61d8eb" style:font-size-asian="12pt" style:font-style-asian="normal" style:font-weight-asian="normal" style:font-weight-complex="normal" style:text-emphasize="none"/>
    </style:style>
    <style:style style:name="T11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9879d9" style:font-size-asian="12pt" style:font-style-asian="normal" style:font-weight-asian="normal" style:font-weight-complex="normal" style:text-emphasize="none"/>
    </style:style>
    <style:style style:name="T12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9a7efe" style:font-size-asian="12pt" style:font-style-asian="normal" style:font-weight-asian="normal" style:font-weight-complex="normal" style:text-emphasize="none"/>
    </style:style>
    <style:style style:name="T13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9abe3c" style:font-size-asian="12pt" style:font-style-asian="normal" style:font-weight-asian="normal" style:font-weight-complex="normal" style:text-emphasize="none"/>
    </style:style>
    <style:style style:name="T14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a308cc" style:font-size-asian="12pt" style:font-style-asian="normal" style:font-weight-asian="normal" style:font-weight-complex="normal" style:text-emphasize="none"/>
    </style:style>
    <style:style style:name="T15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a4f9fe" style:font-size-asian="12pt" style:font-style-asian="normal" style:font-weight-asian="normal" style:font-weight-complex="normal" style:text-emphasize="none"/>
    </style:style>
    <style:style style:name="T16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b08f58" style:font-size-asian="12pt" style:font-style-asian="normal" style:font-weight-asian="normal" style:font-weight-complex="normal" style:text-emphasize="none"/>
    </style:style>
    <style:style style:name="T17" style:family="text">
      <style:text-properties fo:color="#313739" style:text-outline="false" style:text-line-through-style="none" style:text-line-through-type="none" fo:font-size="12pt" fo:font-style="normal" fo:text-shadow="none" style:text-underline-style="none" style:font-size-asian="12pt" style:font-style-asian="normal" style:text-emphasize="none"/>
    </style:style>
    <style:style style:name="T18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13c96f" style:font-size-asian="12pt" style:font-style-asian="normal" style:text-emphasize="none"/>
    </style:style>
    <style:style style:name="T19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1b01cb" style:font-size-asian="12pt" style:font-style-asian="normal" style:text-emphasize="none"/>
    </style:style>
    <style:style style:name="T20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22f129" style:font-size-asian="12pt" style:font-style-asian="normal" style:text-emphasize="none"/>
    </style:style>
    <style:style style:name="T21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2428de" style:font-size-asian="12pt" style:font-style-asian="normal" style:text-emphasize="none"/>
    </style:style>
    <style:style style:name="T22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24aebe" style:font-size-asian="12pt" style:font-style-asian="normal" style:text-emphasize="none"/>
    </style:style>
    <style:style style:name="T23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26a71b" style:font-size-asian="12pt" style:font-style-asian="normal" style:text-emphasize="none"/>
    </style:style>
    <style:style style:name="T24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2a2fd5" style:font-size-asian="12pt" style:font-style-asian="normal" style:text-emphasize="none"/>
    </style:style>
    <style:style style:name="T25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32b188" style:font-size-asian="12pt" style:font-style-asian="normal" style:text-emphasize="none"/>
    </style:style>
    <style:style style:name="T26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3553f1" style:font-size-asian="12pt" style:font-style-asian="normal" style:text-emphasize="none"/>
    </style:style>
    <style:style style:name="T27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3b83b6" style:font-size-asian="12pt" style:font-style-asian="normal" style:text-emphasize="none"/>
    </style:style>
    <style:style style:name="T28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3e471f" style:font-size-asian="12pt" style:font-style-asian="normal" style:text-emphasize="none"/>
    </style:style>
    <style:style style:name="T29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4410d5" style:font-size-asian="12pt" style:font-style-asian="normal" style:text-emphasize="none"/>
    </style:style>
    <style:style style:name="T30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4bc318" style:font-size-asian="12pt" style:font-style-asian="normal" style:text-emphasize="none"/>
    </style:style>
    <style:style style:name="T31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57707a" style:font-size-asian="12pt" style:font-style-asian="normal" style:text-emphasize="none"/>
    </style:style>
    <style:style style:name="T32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61d8eb" style:font-size-asian="12pt" style:font-style-asian="normal" style:text-emphasize="none"/>
    </style:style>
    <style:style style:name="T33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629c2b" style:font-size-asian="12pt" style:font-style-asian="normal" style:text-emphasize="none"/>
    </style:style>
    <style:style style:name="T34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62a18f" style:font-size-asian="12pt" style:font-style-asian="normal" style:text-emphasize="none"/>
    </style:style>
    <style:style style:name="T35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6f01b0" style:font-size-asian="12pt" style:font-style-asian="normal" style:text-emphasize="none"/>
    </style:style>
    <style:style style:name="T36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707c19" style:font-size-asian="12pt" style:font-style-asian="normal" style:text-emphasize="none"/>
    </style:style>
    <style:style style:name="T37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712dd6" style:font-size-asian="12pt" style:font-style-asian="normal" style:text-emphasize="none"/>
    </style:style>
    <style:style style:name="T38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841aa6" style:font-size-asian="12pt" style:font-style-asian="normal" style:text-emphasize="none"/>
    </style:style>
    <style:style style:name="T39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904c2a" style:font-size-asian="12pt" style:font-style-asian="normal" style:text-emphasize="none"/>
    </style:style>
    <style:style style:name="T40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99a1ca" style:font-size-asian="12pt" style:font-style-asian="normal" style:text-emphasize="none"/>
    </style:style>
    <style:style style:name="T41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a788f1" style:font-size-asian="12pt" style:font-style-asian="normal" style:text-emphasize="none"/>
    </style:style>
    <style:style style:name="T42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b08f58" style:font-size-asian="12pt" style:font-style-asian="normal" style:text-emphasize="none"/>
    </style:style>
    <style:style style:name="T43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b0f6d6" style:font-size-asian="12pt" style:font-style-asian="normal" style:text-emphasize="none"/>
    </style:style>
    <style:style style:name="T44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b27e20" style:font-size-asian="12pt" style:font-style-asian="normal" style:text-emphasize="none"/>
    </style:style>
    <style:style style:name="T45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b3d099" style:font-size-asian="12pt" style:font-style-asian="normal" style:text-emphasize="none"/>
    </style:style>
    <style:style style:name="T46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b918c7" style:font-size-asian="12pt" style:font-style-asian="normal" style:text-emphasize="none"/>
    </style:style>
    <style:style style:name="T47" style:family="text">
      <style:text-properties officeooo:rsid="0013c96f"/>
    </style:style>
    <style:style style:name="T48" style:family="text">
      <style:text-properties officeooo:rsid="0015676c"/>
    </style:style>
    <style:style style:name="T49" style:family="text">
      <style:text-properties style:font-name="Arial"/>
    </style:style>
    <style:style style:name="T50" style:family="text">
      <style:text-properties style:font-name="Arial" officeooo:rsid="00270071"/>
    </style:style>
    <style:style style:name="T51" style:family="text">
      <style:text-properties style:font-name="Arial" officeooo:rsid="00272d66"/>
    </style:style>
    <style:style style:name="T52" style:family="text">
      <style:text-properties style:font-name="Arial" officeooo:rsid="00284824"/>
    </style:style>
    <style:style style:name="T53" style:family="text">
      <style:text-properties style:font-name="Arial" officeooo:rsid="002a2fd5"/>
    </style:style>
    <style:style style:name="T54" style:family="text">
      <style:text-properties style:font-name="Arial" officeooo:rsid="0028232d"/>
    </style:style>
    <style:style style:name="T55" style:family="text">
      <style:text-properties style:font-name="Arial" officeooo:rsid="0032b188"/>
    </style:style>
    <style:style style:name="T56" style:family="text">
      <style:text-properties style:font-name="Arial" officeooo:rsid="003b542f"/>
    </style:style>
    <style:style style:name="T57" style:family="text">
      <style:text-properties style:font-name="Arial" officeooo:rsid="002d3553"/>
    </style:style>
    <style:style style:name="T58" style:family="text">
      <style:text-properties style:font-name="Arial" officeooo:rsid="00491e10"/>
    </style:style>
    <style:style style:name="T59" style:family="text">
      <style:text-properties style:font-name="Arial" officeooo:rsid="005c1c1f"/>
    </style:style>
    <style:style style:name="T60" style:family="text">
      <style:text-properties style:font-name="Arial" officeooo:rsid="006cf7e8"/>
    </style:style>
    <style:style style:name="T61" style:family="text">
      <style:text-properties style:font-name="Arial" officeooo:rsid="00ab47db"/>
    </style:style>
    <style:style style:name="T62" style:family="text">
      <style:text-properties style:font-name="Arial" officeooo:rsid="00bb1468"/>
    </style:style>
    <style:style style:name="T63" style:family="text">
      <style:text-properties officeooo:rsid="00270071"/>
    </style:style>
    <style:style style:name="T64" style:family="text">
      <style:text-properties officeooo:rsid="00272d66"/>
    </style:style>
    <style:style style:name="T65" style:family="text">
      <style:text-properties officeooo:rsid="0028232d"/>
    </style:style>
    <style:style style:name="T66" style:family="text">
      <style:text-properties officeooo:rsid="002a2fd5"/>
    </style:style>
    <style:style style:name="T67" style:family="text">
      <style:text-properties officeooo:rsid="002d3553"/>
    </style:style>
    <style:style style:name="T68" style:family="text">
      <style:text-properties officeooo:rsid="00347604"/>
    </style:style>
    <style:style style:name="T69" style:family="text">
      <style:text-properties officeooo:rsid="003553f1"/>
    </style:style>
    <style:style style:name="T70" style:family="text">
      <style:text-properties officeooo:rsid="00474980"/>
    </style:style>
    <style:style style:name="T71" style:family="text">
      <style:text-properties officeooo:rsid="004fa28b"/>
    </style:style>
    <style:style style:name="T72" style:family="text">
      <style:text-properties officeooo:rsid="0054a6af"/>
    </style:style>
    <style:style style:name="T73" style:family="text">
      <style:text-properties officeooo:rsid="0056c0b1"/>
    </style:style>
    <style:style style:name="T74" style:family="text">
      <style:text-properties officeooo:rsid="005afac5"/>
    </style:style>
    <style:style style:name="T75" style:family="text">
      <style:text-properties officeooo:rsid="005c1c1f"/>
    </style:style>
    <style:style style:name="T76" style:family="text">
      <style:text-properties officeooo:rsid="006b5ee7"/>
    </style:style>
    <style:style style:name="T77" style:family="text">
      <style:text-properties officeooo:rsid="006e2674"/>
    </style:style>
    <style:style style:name="T78" style:family="text">
      <style:text-properties officeooo:rsid="007d924f"/>
    </style:style>
    <style:style style:name="T79" style:family="text">
      <style:text-properties officeooo:rsid="007e8581"/>
    </style:style>
    <style:style style:name="T80" style:family="text">
      <style:text-properties officeooo:rsid="0081172b"/>
    </style:style>
    <style:style style:name="T81" style:family="text">
      <style:text-properties fo:font-style="normal" style:font-style-asian="normal" style:font-style-complex="normal"/>
    </style:style>
    <style:style style:name="T82" style:family="text">
      <style:text-properties fo:font-style="normal" officeooo:rsid="00b59cbf" style:font-style-asian="normal" style:font-style-complex="normal"/>
    </style:style>
    <style:style style:name="T83" style:family="text">
      <style:text-properties officeooo:rsid="0093e17a"/>
    </style:style>
    <style:style style:name="T84" style:family="text">
      <style:text-properties officeooo:rsid="00955883"/>
    </style:style>
    <style:style style:name="T85" style:family="text">
      <style:text-properties officeooo:rsid="009d82ed"/>
    </style:style>
    <style:style style:name="T86" style:family="text">
      <style:text-properties officeooo:rsid="00a9cd35"/>
    </style:style>
    <style:style style:name="T87" style:family="text">
      <style:text-properties officeooo:rsid="00aad63e"/>
    </style:style>
    <style:style style:name="T88" style:family="text">
      <style:text-properties officeooo:rsid="00aae2b4"/>
    </style:style>
    <style:style style:name="T89" style:family="text">
      <style:text-properties officeooo:rsid="00ac5dee"/>
    </style:style>
    <style:style style:name="T90" style:family="text">
      <style:text-properties officeooo:rsid="00aec262"/>
    </style:style>
    <style:style style:name="T91" style:family="text">
      <style:text-properties officeooo:rsid="00b9479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1"><text:span text:style-name="T18">CASO DE USO</text:span><text:span text:style-name="T17"> 0</text:span><text:span text:style-name="T22">01</text:span><text:span text:style-name="T20"> - </text:span><text:bookmark-start text:name="__DdeLink__2129_1602805709"/><text:span text:style-name="T23">M</text:span><text:bookmark-end text:name="__DdeLink__2129_1602805709"/><text:span text:style-name="T23">anter</text:span><text:span text:style-name="T20"> Usuários </text:span><text:span text:style-name="T42">(RF-001)</text:span></text:p>
          </table:table-cell>
          <table:covered-table-cell/>
        </table:table-row>
        <table:table-row>
          <table:table-cell table:style-name="Tabela1.A2" office:value-type="string">
            <text:p text:style-name="P23">Descrição</text:p>
          </table:table-cell>
          <table:table-cell table:style-name="Tabela1.B2" office:value-type="string">
            <text:p text:style-name="P62">O administrador cadastra usuários para o <text:span text:style-name="T81">software, podendo editar e remover.</text:span></text:p>
          </table:table-cell>
        </table:table-row>
        <table:table-row>
          <table:table-cell table:style-name="Tabela1.A2" office:value-type="string">
            <text:p text:style-name="P23">Ator</text:p>
          </table:table-cell>
          <table:table-cell table:style-name="Tabela1.B2" office:value-type="string">
            <text:p text:style-name="P35">Administrador.</text:p>
          </table:table-cell>
        </table:table-row>
        <table:table-row>
          <table:table-cell table:style-name="Tabela1.A2" office:value-type="string">
            <text:p text:style-name="P23">Pré-condição</text:p>
          </table:table-cell>
          <table:table-cell table:style-name="Tabela1.B2" office:value-type="string">
            <text:p text:style-name="P20">Ser um administrador do portal de algoritmos.</text:p>
          </table:table-cell>
        </table:table-row>
        <table:table-row>
          <table:table-cell table:style-name="Tabela1.A2" office:value-type="string">
            <text:p text:style-name="P23">Fluxo principal</text:p>
          </table:table-cell>
          <table:table-cell table:style-name="Tabela1.B2" office:value-type="string">
            <text:list xml:id="list2860836124" text:style-name="L1">
              <text:list-item>
                <text:p text:style-name="P97">Administrador acessa listagem de usuários.</text:p>
              </text:list-item>
              <text:list-item>
                <text:p text:style-name="P97">Sistema lista todos usuários já cadastrados.</text:p>
              </text:list-item>
              <text:list-item>
                <text:p text:style-name="P97">Administrador acessa cadastro de usuários.</text:p>
              </text:list-item>
              <text:list-item>
                <text:p text:style-name="P97">Sistema exibe formulário para cadastro.</text:p>
              </text:list-item>
              <text:list-item>
                <text:p text:style-name="P97">Administrador preenche campos obrigatórios.</text:p>
              </text:list-item>
              <text:list-item>
                <text:p text:style-name="P98">Administrador <text:span text:style-name="T64">submete formulário.</text:span></text:p>
              </text:list-item>
              <text:list-item>
                <text:p text:style-name="P97">Sistema retorna para listagem de usuários.</text:p>
              </text:list-item>
            </text:list>
          </table:table-cell>
        </table:table-row>
        <table:table-row>
          <table:table-cell table:style-name="Tabela1.A2" office:value-type="string">
            <text:p text:style-name="P23">Fluxo alternativo e exce<text:span text:style-name="T48">ç</text:span>ões</text:p>
          </table:table-cell>
          <table:table-cell table:style-name="Tabela1.B2" office:value-type="string">
            <text:p text:style-name="P29">Item 1:</text:p>
            <text:list xml:id="list2105229939" text:style-name="L2">
              <text:list-item>
                <text:p text:style-name="P99">Administrador não tem acesso a listagem <text:span text:style-name="T64">de usuários.</text:span></text:p>
                <text:list>
                  <text:list-item>
                    <text:p text:style-name="P99">Sistema exibe mensagem de bloqueio.</text:p>
                  </text:list-item>
                </text:list>
              </text:list-item>
            </text:list>
            <text:p text:style-name="P29"/>
            <text:p text:style-name="P29">Item 5:</text:p>
            <text:list xml:id="list2100999745" text:style-name="L3">
              <text:list-item>
                <text:p text:style-name="P156"><text:span text:style-name="T54">Administrador não preenche tod</text:span><text:span text:style-name="T57">os</text:span><text:span text:style-name="T54"> </text:span><text:span text:style-name="T57">campos obrigatórias.</text:span></text:p>
                <text:list>
                  <text:list-item>
                    <text:p text:style-name="P156"><text:span text:style-name="T54">Sistema exibe mensage</text:span><text:span text:style-name="T55">ns</text:span><text:span text:style-name="T54"> de erros.</text:span></text:p>
                  </text:list-item>
                </text:list>
              </text:list-item>
            </text:list>
          </table:table-cell>
        </table:table-row>
        <table:table-row>
          <table:table-cell table:style-name="Tabela1.A2" office:value-type="string">
            <text:p text:style-name="P23">Pós-condição</text:p>
          </table:table-cell>
          <table:table-cell table:style-name="Tabela1.B2" office:value-type="string">
            <text:p text:style-name="P38">Usuário cadastrado</text:p>
          </table:table-cell>
        </table:table-row>
      </table:table>
      <text:p text:style-name="Standard"/>
      <text:p text:style-name="Standard"/>
      <table:table table:name="Tabela21" table:style-name="Tabela21">
        <table:table-column table:style-name="Tabela21.A"/>
        <table:table-column table:style-name="Tabela21.B"/>
        <table:table-row>
          <table:table-cell table:style-name="Tabela21.A1" table:number-columns-spanned="2" office:value-type="string">
            <text:p text:style-name="P2"><text:span text:style-name="T18">CASO DE USO</text:span><text:span text:style-name="T17"> 0</text:span><text:span text:style-name="T22">02 - </text:span><text:span text:style-name="T24">Manter</text:span><text:span text:style-name="T20"> Alunos </text:span><text:span text:style-name="T42">(RF-002)</text:span></text:p>
          </table:table-cell>
          <table:covered-table-cell/>
        </table:table-row>
        <table:table-row>
          <table:table-cell table:style-name="Tabela21.A2" office:value-type="string">
            <text:p text:style-name="P23">Descrição</text:p>
          </table:table-cell>
          <table:table-cell table:style-name="Tabela21.B2" office:value-type="string">
            <text:p text:style-name="P62">O administrador cadastra alunos para o <text:span text:style-name="T81">software, podendo editar e remover. </text:span><text:span text:style-name="T82">O usuário é cadastrado automaticamente.</text:span></text:p>
          </table:table-cell>
        </table:table-row>
        <table:table-row>
          <table:table-cell table:style-name="Tabela21.A2" office:value-type="string">
            <text:p text:style-name="P23">Ator</text:p>
          </table:table-cell>
          <table:table-cell table:style-name="Tabela21.B2" office:value-type="string">
            <text:p text:style-name="P35">Administrador.</text:p>
          </table:table-cell>
        </table:table-row>
        <table:table-row>
          <table:table-cell table:style-name="Tabela21.A2" office:value-type="string">
            <text:p text:style-name="P23">Pré-condição</text:p>
          </table:table-cell>
          <table:table-cell table:style-name="Tabela21.B2" office:value-type="string">
            <text:p text:style-name="P40">CASO DE USO 001. <text:span text:style-name="T47">Ser um administrador do portal de algoritmos.</text:span></text:p>
          </table:table-cell>
        </table:table-row>
        <table:table-row>
          <table:table-cell table:style-name="Tabela21.A2" office:value-type="string">
            <text:p text:style-name="P23">Fluxo principal</text:p>
          </table:table-cell>
          <table:table-cell table:style-name="Tabela21.B2" office:value-type="string">
            <text:list xml:id="list3305111816" text:style-name="L4">
              <text:list-item>
                <text:p text:style-name="P100">Administrador acessa listagem de <text:span text:style-name="T64">alunos.</text:span></text:p>
              </text:list-item>
              <text:list-item>
                <text:p text:style-name="P100">Sistema lista todos <text:span text:style-name="T64">alunos</text:span> já cadastrados.</text:p>
              </text:list-item>
              <text:list-item>
                <text:p text:style-name="P100">Administrador acessa cadastro de <text:span text:style-name="T64">alunos.</text:span></text:p>
              </text:list-item>
              <text:list-item>
                <text:p text:style-name="P100">Sistema exibe formulário para cadastro.</text:p>
              </text:list-item>
              <text:list-item>
                <text:p text:style-name="P100">Administrador preenche campos obrigatórios.</text:p>
              </text:list-item>
              <text:list-item>
                <text:p text:style-name="P101">Administrador <text:span text:style-name="T64">submete formulário.</text:span></text:p>
              </text:list-item>
              <text:list-item>
                <text:p text:style-name="P100">Sistema retorna para listagem de <text:span text:style-name="T64">alunos.</text:span></text:p>
              </text:list-item>
            </text:list>
          </table:table-cell>
        </table:table-row>
        <table:table-row>
          <table:table-cell table:style-name="Tabela21.A2" office:value-type="string">
            <text:p text:style-name="P23">Fluxo alternativo e exce<text:span text:style-name="T48">ç</text:span>ões</text:p>
          </table:table-cell>
          <table:table-cell table:style-name="Tabela21.B2" office:value-type="string">
            <text:p text:style-name="P29">Item 1:</text:p>
            <text:list xml:id="list1421166255" text:style-name="L5">
              <text:list-item>
                <text:p text:style-name="P102">Administrador não tem acesso a listagem <text:span text:style-name="T64">de alunos.</text:span></text:p>
                <text:list>
                  <text:list-item>
                    <text:p text:style-name="P102">Sistema exibe mensagem de bloqueio.</text:p>
                  </text:list-item>
                </text:list>
              </text:list-item>
            </text:list>
            <text:p text:style-name="P29"/>
            <text:p text:style-name="P29">Item 5:</text:p>
            <text:list xml:id="list2058990141" text:style-name="L6">
              <text:list-item>
                <text:p text:style-name="P127">Administrador não preenche todos os campos obrigatórios.</text:p>
                <text:list>
                  <text:list-item>
                    <text:p text:style-name="P157"><text:span text:style-name="T54">Sistema exibe mensage</text:span><text:span text:style-name="T55">ns</text:span><text:span text:style-name="T54"> de erros.</text:span></text:p>
                  </text:list-item>
                </text:list>
              </text:list-item>
            </text:list>
          </table:table-cell>
        </table:table-row>
        <table:table-row>
          <table:table-cell table:style-name="Tabela21.A2" office:value-type="string">
            <text:p text:style-name="P23">Pós-condição</text:p>
          </table:table-cell>
          <table:table-cell table:style-name="Tabela21.B2" office:value-type="string">
            <text:p text:style-name="P39">Aluno cadastrado.</text:p>
          </table:table-cell>
        </table:table-row>
      </table:table>
      <text:p text:style-name="P9"/>
      <table:table table:name="Tabela10" table:style-name="Tabela10">
        <table:table-column table:style-name="Tabela10.A"/>
        <table:table-column table:style-name="Tabela10.B"/>
        <table:table-row>
          <table:table-cell table:style-name="Tabela10.A1" table:number-columns-spanned="2" office:value-type="string">
            <text:p text:style-name="P2"><text:span text:style-name="T18">CASO DE USO</text:span><text:span text:style-name="T17"> 0</text:span><text:span text:style-name="T22">03</text:span><text:span text:style-name="T20"> - </text:span><text:span text:style-name="T24">Manter</text:span><text:span text:style-name="T20"> Professores </text:span><text:span text:style-name="T42">(RF-003)</text:span></text:p>
          </table:table-cell>
          <table:covered-table-cell/>
        </table:table-row>
        <table:table-row>
          <table:table-cell table:style-name="Tabela10.A2" office:value-type="string">
            <text:p text:style-name="P23">Descrição</text:p>
          </table:table-cell>
          <table:table-cell table:style-name="Tabela10.B2" office:value-type="string">
            <text:p text:style-name="P63">O administrador cadastra professores para o <text:span text:style-name="T81">software, podendo editar e remover. </text:span><text:span text:style-name="T82">O usuário é cadastrado automaticamente.</text:span></text:p>
          </table:table-cell>
        </table:table-row>
        <table:table-row>
          <table:table-cell table:style-name="Tabela10.A2" office:value-type="string">
            <text:p text:style-name="P23">Ator</text:p>
          </table:table-cell>
          <table:table-cell table:style-name="Tabela10.B2" office:value-type="string">
            <text:p text:style-name="P35">Administrador.</text:p>
          </table:table-cell>
        </table:table-row>
        <table:table-row>
          <table:table-cell table:style-name="Tabela10.A2" office:value-type="string">
            <text:p text:style-name="P23">Pré-condição</text:p>
          </table:table-cell>
          <table:table-cell table:style-name="Tabela10.B2" office:value-type="string">
            <text:p text:style-name="P40">CASO DE USO 001. <text:span text:style-name="T47">Ser um administrador do portal de algoritmos.</text:span></text:p>
          </table:table-cell>
        </table:table-row>
        <table:table-row>
          <table:table-cell table:style-name="Tabela10.A2" office:value-type="string">
            <text:p text:style-name="P23">Fluxo principal</text:p>
          </table:table-cell>
          <table:table-cell table:style-name="Tabela10.B2" office:value-type="string">
            <text:list xml:id="list2870160271" text:style-name="L7">
              <text:list-item>
                <text:p text:style-name="P103">Administrador acessa listagem de <text:span text:style-name="T64">professores.</text:span></text:p>
              </text:list-item>
              <text:list-item>
                <text:p text:style-name="P103">Sistema lista todos <text:span text:style-name="T64">professores</text:span> já cadastrados.</text:p>
              </text:list-item>
              <text:list-item>
                <text:p text:style-name="P103">Administrador acessa cadastro de <text:span text:style-name="T64">professores.</text:span></text:p>
              </text:list-item>
              <text:list-item>
                <text:p text:style-name="P103">Sistema exibe formulário para cadastro.</text:p>
              </text:list-item>
              <text:list-item>
                <text:p text:style-name="P103">Administrador preenche campos obrigatórios.</text:p>
              </text:list-item>
              <text:list-item>
                <text:p text:style-name="P103">Administrador <text:span text:style-name="T64">submete formulário.</text:span></text:p>
              </text:list-item>
              <text:list-item>
                <text:p text:style-name="P103">Sistema retorna para listagem de <text:span text:style-name="T65">professores.</text:span></text:p>
              </text:list-item>
            </text:list>
          </table:table-cell>
        </table:table-row>
        <table:table-row>
          <table:table-cell table:style-name="Tabela10.A2" office:value-type="string">
            <text:p text:style-name="P23">Fluxo alternativo e exce<text:span text:style-name="T48">ç</text:span>ões</text:p>
          </table:table-cell>
          <table:table-cell table:style-name="Tabela10.B2" office:value-type="string">
            <text:p text:style-name="P79">Item 1:</text:p>
            <text:list xml:id="list2109924191" text:style-name="L8">
              <text:list-item>
                <text:p text:style-name="P158"><text:span text:style-name="T50">Administrador não tem acesso a listagem </text:span><text:span text:style-name="T51">de </text:span><text:span text:style-name="T53">professores.</text:span></text:p>
                <text:list>
                  <text:list-item>
                    <text:p text:style-name="P158"><text:span text:style-name="T50">Sistema exibe mensagem de bloquei</text:span><text:span text:style-name="T52">o.</text:span></text:p>
                  </text:list-item>
                </text:list>
              </text:list-item>
            </text:list>
            <text:p text:style-name="P79"/>
            <text:p text:style-name="P79"><text:span text:style-name="T52">I</text:span><text:span text:style-name="T49">tem 5:</text:span></text:p>
            <text:list xml:id="list1415975667" text:style-name="L9">
              <text:list-item>
                <text:p text:style-name="P128">Administrador não preenche todos os campos obrigatórios.</text:p>
                <text:list>
                  <text:list-item>
                    <text:p text:style-name="P159"><text:span text:style-name="T54">Sistema exibe mensage</text:span><text:span text:style-name="T55">ns</text:span><text:span text:style-name="T54"> de erros.</text:span></text:p>
                  </text:list-item>
                </text:list>
              </text:list-item>
            </text:list>
          </table:table-cell>
        </table:table-row>
        <table:table-row>
          <table:table-cell table:style-name="Tabela10.A2" office:value-type="string">
            <text:p text:style-name="P23">Pós-condição</text:p>
          </table:table-cell>
          <table:table-cell table:style-name="Tabela10.B2" office:value-type="string">
            <text:p text:style-name="P39">Aluno cadastrado.</text:p>
          </table:table-cell>
        </table:table-row>
      </table:table>
      <text:p text:style-name="P9"/>
      <table:table table:name="Tabela8" table:style-name="Tabela8">
        <table:table-column table:style-name="Tabela8.A"/>
        <table:table-column table:style-name="Tabela8.B"/>
        <table:table-row>
          <table:table-cell table:style-name="Tabela8.A1" table:number-columns-spanned="2" office:value-type="string">
            <text:p text:style-name="P2"><text:span text:style-name="T18">CASO DE USO</text:span><text:span text:style-name="T17"> 0</text:span><text:span text:style-name="T22">04</text:span><text:span text:style-name="T20"> - </text:span><text:span text:style-name="T24">Manter</text:span><text:span text:style-name="T20"> Administradores </text:span><text:span text:style-name="T42">(RF-004)</text:span></text:p>
          </table:table-cell>
          <table:covered-table-cell/>
        </table:table-row>
        <table:table-row>
          <table:table-cell table:style-name="Tabela8.A2" office:value-type="string">
            <text:p text:style-name="P23">Descrição</text:p>
          </table:table-cell>
          <table:table-cell table:style-name="Tabela8.B2" office:value-type="string">
            <text:p text:style-name="P63">O administrador cadastra <text:span text:style-name="T83">outros administradores</text:span> para o <text:span text:style-name="T81">software, podendo editar e remover. </text:span><text:span text:style-name="T82">O usuário é cadastrado automaticamente.</text:span></text:p>
          </table:table-cell>
        </table:table-row>
        <table:table-row>
          <table:table-cell table:style-name="Tabela8.A2" office:value-type="string">
            <text:p text:style-name="P23">Ator</text:p>
          </table:table-cell>
          <table:table-cell table:style-name="Tabela8.B2" office:value-type="string">
            <text:p text:style-name="P35">Administrador.</text:p>
          </table:table-cell>
        </table:table-row>
        <table:table-row>
          <table:table-cell table:style-name="Tabela8.A2" office:value-type="string">
            <text:p text:style-name="P23">Pré-condição</text:p>
          </table:table-cell>
          <table:table-cell table:style-name="Tabela8.B2" office:value-type="string">
            <text:p text:style-name="P40">CASO DE USO 001. <text:span text:style-name="T47">Ser um administrador do portal de algoritmos.</text:span></text:p>
          </table:table-cell>
        </table:table-row>
        <table:table-row>
          <table:table-cell table:style-name="Tabela8.A2" office:value-type="string">
            <text:p text:style-name="P23">Fluxo principal</text:p>
          </table:table-cell>
          <table:table-cell table:style-name="Tabela8.B2" office:value-type="string">
            <text:list xml:id="list3506143276" text:style-name="L10">
              <text:list-item>
                <text:p text:style-name="P104">Administrador acessa listagem de <text:span text:style-name="T66">administradores.</text:span></text:p>
              </text:list-item>
              <text:list-item>
                <text:p text:style-name="P104">Sistema lista todos <text:span text:style-name="T66">administradores</text:span> já cadastrados.</text:p>
              </text:list-item>
              <text:list-item>
                <text:p text:style-name="P104">Administrador acessa cadastro de <text:span text:style-name="T66">administradores.</text:span></text:p>
              </text:list-item>
              <text:list-item>
                <text:p text:style-name="P104">Sistema exibe formulário para cadastro.</text:p>
              </text:list-item>
              <text:list-item>
                <text:p text:style-name="P104">Administrador preenche campos obrigatórios.</text:p>
              </text:list-item>
              <text:list-item>
                <text:p text:style-name="P104">Administrador <text:span text:style-name="T64">submete formulário.</text:span></text:p>
              </text:list-item>
              <text:list-item>
                <text:p text:style-name="P104">Sistema retorna para listagem de <text:span text:style-name="T66">administradores.</text:span></text:p>
              </text:list-item>
            </text:list>
          </table:table-cell>
        </table:table-row>
        <table:table-row>
          <table:table-cell table:style-name="Tabela8.A2" office:value-type="string">
            <text:p text:style-name="P23">Fluxo alternativo e exce<text:span text:style-name="T48">ç</text:span>ões</text:p>
          </table:table-cell>
          <table:table-cell table:style-name="Tabela8.B2" office:value-type="string">
            <text:p text:style-name="P79">Item 1:</text:p>
            <text:list xml:id="list552933630" text:style-name="L11">
              <text:list-item>
                <text:p text:style-name="P160"><text:span text:style-name="T50">Administrador não tem acesso a listagem </text:span><text:span text:style-name="T51">de </text:span><text:span text:style-name="T53">administradores.</text:span></text:p>
                <text:list>
                  <text:list-item>
                    <text:p text:style-name="P160"><text:span text:style-name="T50">Sistema exibe mensagem de bloquei</text:span><text:span text:style-name="T52">o.</text:span></text:p>
                  </text:list-item>
                </text:list>
              </text:list-item>
            </text:list>
            <text:p text:style-name="P77"/>
            <text:p text:style-name="P80"><text:span text:style-name="T52">I</text:span><text:span text:style-name="T49">tem 5:</text:span></text:p>
            <text:list xml:id="list114412652" text:style-name="L12">
              <text:list-item>
                <text:p text:style-name="P129">Administrador não preenche todos os campos obrigatórios.</text:p>
                <text:list>
                  <text:list-item>
                    <text:p text:style-name="P161"><text:span text:style-name="T54">Sistema exibe mensage</text:span><text:span text:style-name="T55">ns </text:span><text:span text:style-name="T54">de erros.</text:span></text:p>
                  </text:list-item>
                </text:list>
              </text:list-item>
            </text:list>
          </table:table-cell>
        </table:table-row>
        <table:table-row>
          <table:table-cell table:style-name="Tabela8.A2" office:value-type="string">
            <text:p text:style-name="P23">Pós-condição</text:p>
          </table:table-cell>
          <table:table-cell table:style-name="Tabela8.B2" office:value-type="string">
            <text:p text:style-name="P41">Administrador cadastrado.</text:p>
          </table:table-cell>
        </table:table-row>
      </table:table>
      <text:p text:style-name="P9"/>
      <table:table table:name="Tabela11" table:style-name="Tabela11">
        <table:table-column table:style-name="Tabela11.A"/>
        <table:table-column table:style-name="Tabela11.B"/>
        <table:table-row>
          <table:table-cell table:style-name="Tabela11.A1" table:number-columns-spanned="2" office:value-type="string">
            <text:p text:style-name="P2"><text:span text:style-name="T18">CASO DE USO</text:span><text:span text:style-name="T17"> 0</text:span><text:span text:style-name="T22">05 -</text:span><text:span text:style-name="T20"> </text:span><text:span text:style-name="T25">Manter</text:span><text:span text:style-name="T20"> Tipo de Problema </text:span><text:span text:style-name="T42">(RF-005)</text:span></text:p>
          </table:table-cell>
          <table:covered-table-cell/>
        </table:table-row>
        <table:table-row>
          <table:table-cell table:style-name="Tabela11.A2" office:value-type="string">
            <text:p text:style-name="P23">Descrição</text:p>
          </table:table-cell>
          <table:table-cell table:style-name="Tabela11.B2" office:value-type="string">
            <text:p text:style-name="P64">O administrador cadastra um tipo de problema, podendo editar e remover. O tipo de problema agrupa problemas relacionados.</text:p>
          </table:table-cell>
        </table:table-row>
        <table:table-row>
          <table:table-cell table:style-name="Tabela11.A2" office:value-type="string">
            <text:p text:style-name="P23">Ator</text:p>
          </table:table-cell>
          <table:table-cell table:style-name="Tabela11.B2" office:value-type="string">
            <text:p text:style-name="P35">Administrador.</text:p>
          </table:table-cell>
        </table:table-row>
        <table:table-row>
          <table:table-cell table:style-name="Tabela11.A2" office:value-type="string">
            <text:p text:style-name="P23">Pré-condição</text:p>
          </table:table-cell>
          <table:table-cell table:style-name="Tabela11.B2" office:value-type="string">
            <text:p text:style-name="P20">Ser um administrador do portal de algoritmos.</text:p>
          </table:table-cell>
        </table:table-row>
        <table:table-row>
          <table:table-cell table:style-name="Tabela11.A2" office:value-type="string">
            <text:p text:style-name="P23">Fluxo principal</text:p>
          </table:table-cell>
          <table:table-cell table:style-name="Tabela11.B2" office:value-type="string">
            <text:list xml:id="list657241518" text:style-name="L13">
              <text:list-item>
                <text:p text:style-name="P105">Administrador acessa listagem de <text:span text:style-name="T67">tipos de problemas.</text:span></text:p>
              </text:list-item>
              <text:list-item>
                <text:p text:style-name="P105">Sistema lista todos <text:span text:style-name="T67">tipos de problemas</text:span> já cadastrados.</text:p>
              </text:list-item>
              <text:list-item>
                <text:p text:style-name="P105">Administrador acessa cadastro de <text:span text:style-name="T67">tipos de problemas.</text:span></text:p>
              </text:list-item>
              <text:list-item>
                <text:p text:style-name="P105">Sistema exibe formulário para cadastro.</text:p>
              </text:list-item>
              <text:list-item>
                <text:p text:style-name="P105">Administrador preenche campos obrigatórios</text:p>
              </text:list-item>
              <text:list-item>
                <text:p text:style-name="P105">Administrador <text:span text:style-name="T64">submete formulário.</text:span></text:p>
              </text:list-item>
              <text:list-item>
                <text:p text:style-name="P105">Sistema retorna para listagem de <text:span text:style-name="T67">tipos de problemas.</text:span></text:p>
              </text:list-item>
            </text:list>
          </table:table-cell>
        </table:table-row>
        <table:table-row>
          <table:table-cell table:style-name="Tabela11.A2" office:value-type="string">
            <text:p text:style-name="P23">Fluxo alternativo e exce<text:span text:style-name="T48">ç</text:span>ões</text:p>
          </table:table-cell>
          <table:table-cell table:style-name="Tabela11.B2" office:value-type="string">
            <text:p text:style-name="P81">Item 1:</text:p>
            <text:list xml:id="list1115929206" text:style-name="L14">
              <text:list-item>
                <text:p text:style-name="P162"><text:span text:style-name="T50">Administrador não tem acesso a listagem </text:span><text:span text:style-name="T51">de </text:span><text:span text:style-name="T57">tipos de problemas.</text:span></text:p>
                <text:list>
                  <text:list-item>
                    <text:p text:style-name="P163"><text:span text:style-name="T50">Sistema exibe mensagem de bloquei</text:span><text:span text:style-name="T52">o.</text:span></text:p>
                  </text:list-item>
                  <text:list-item>
                    <text:p text:style-name="P164"><text:span text:style-name="T52">S</text:span><text:span text:style-name="T49">istema exibe página de login para usuário.</text:span></text:p>
                  </text:list-item>
                </text:list>
              </text:list-item>
            </text:list>
            <text:p text:style-name="P78"/>
            <text:p text:style-name="P81"><text:span text:style-name="T52">I</text:span><text:span text:style-name="T49">tem 5:</text:span></text:p>
            <text:list xml:id="list1511537562" text:style-name="L15">
              <text:list-item>
                <text:p text:style-name="P130">Administrador não preenche todos os campos obrigatórios.</text:p>
                <text:list>
                  <text:list-item>
                    <text:p text:style-name="P165"><text:span text:style-name="T54">Sistema exibe mensage</text:span><text:span text:style-name="T55">ns</text:span><text:span text:style-name="T54"> de erros.</text:span></text:p>
                  </text:list-item>
                </text:list>
              </text:list-item>
            </text:list>
          </table:table-cell>
        </table:table-row>
        <table:table-row>
          <table:table-cell table:style-name="Tabela11.A2" office:value-type="string">
            <text:p text:style-name="P23">Pós-condição</text:p>
          </table:table-cell>
          <table:table-cell table:style-name="Tabela11.B2" office:value-type="string">
            <text:p text:style-name="P42">Tipo de Problema cadastrado.</text:p>
          </table:table-cell>
        </table:table-row>
      </table:table>
      <text:p text:style-name="P9"/>
      <table:table table:name="Tabela9" table:style-name="Tabela9">
        <table:table-column table:style-name="Tabela9.A"/>
        <table:table-column table:style-name="Tabela9.B"/>
        <table:table-row>
          <table:table-cell table:style-name="Tabela9.A1" table:number-columns-spanned="2" office:value-type="string">
            <text:p text:style-name="P2"><text:span text:style-name="T18">CASO DE USO</text:span><text:span text:style-name="T17"> 0</text:span><text:span text:style-name="T22">06 </text:span><text:span text:style-name="T17">– Manter Problemas</text:span><text:span text:style-name="T20"> </text:span><text:span text:style-name="T42">(RF-006)</text:span></text:p>
          </table:table-cell>
          <table:covered-table-cell/>
        </table:table-row>
        <table:table-row>
          <table:table-cell table:style-name="Tabela9.A2" office:value-type="string">
            <text:p text:style-name="P21">Descrição</text:p>
          </table:table-cell>
          <table:table-cell table:style-name="Tabela9.B2" office:value-type="string">
            <text:p text:style-name="P64">O administrador cadastra problemas, podendo editar e remover. Para <text:span text:style-name="T84">o</text:span> cadastr<text:span text:style-name="T84">o de</text:span> um problema é necessário possuir um tipo de problema já cadastrado.</text:p>
          </table:table-cell>
        </table:table-row>
        <table:table-row>
          <table:table-cell table:style-name="Tabela9.A2" office:value-type="string">
            <text:p text:style-name="P21">Ator</text:p>
          </table:table-cell>
          <table:table-cell table:style-name="Tabela9.B2" office:value-type="string">
            <text:p text:style-name="P18">Administrador.</text:p>
          </table:table-cell>
        </table:table-row>
        <table:table-row>
          <table:table-cell table:style-name="Tabela9.A2" office:value-type="string">
            <text:p text:style-name="P21">Pré-condição</text:p>
          </table:table-cell>
          <table:table-cell table:style-name="Tabela9.B2" office:value-type="string">
            <text:p text:style-name="P18"><text:span text:style-name="T69">CASO DE USO 005. </text:span>Ser um administrador do portal de algoritmos.</text:p>
          </table:table-cell>
        </table:table-row>
        <table:table-row>
          <table:table-cell table:style-name="Tabela9.A2" office:value-type="string">
            <text:p text:style-name="P21">Fluxo principal</text:p>
          </table:table-cell>
          <table:table-cell table:style-name="Tabela9.B2" office:value-type="string">
            <text:list xml:id="list548309026" text:style-name="L16">
              <text:list-item>
                <text:p text:style-name="P106">Administrador acessa listagem de<text:span text:style-name="T67"> problemas.</text:span></text:p>
              </text:list-item>
              <text:list-item>
                <text:p text:style-name="P106">Sistema lista todos <text:span text:style-name="T67">problemas</text:span> já cadastrados.</text:p>
              </text:list-item>
              <text:list-item>
                <text:p text:style-name="P106">Administrador acessa cadastro de<text:span text:style-name="T67"> problemas.</text:span></text:p>
              </text:list-item>
              <text:list-item>
                <text:p text:style-name="P106">Sistema exibe formulário para cadastro.</text:p>
              </text:list-item>
              <text:list-item>
                <text:p text:style-name="P106">Administrador preenche campos obrigatórios.</text:p>
              </text:list-item>
              <text:list-item>
                <text:p text:style-name="P106">Administrador <text:span text:style-name="T64">submete formulário.</text:span></text:p>
              </text:list-item>
              <text:list-item>
                <text:p text:style-name="P106">Sistema retorna para listagem de<text:span text:style-name="T67"> problemas.</text:span></text:p>
              </text:list-item>
            </text:list>
          </table:table-cell>
        </table:table-row>
        <table:table-row>
          <table:table-cell table:style-name="Tabela9.A2" office:value-type="string">
            <text:p text:style-name="P21">Fluxo alternativo e exce<text:span text:style-name="T48">ç</text:span>ões</text:p>
          </table:table-cell>
          <table:table-cell table:style-name="Tabela9.B2" office:value-type="string">
            <text:p text:style-name="P82">Item 1:</text:p>
            <text:list xml:id="list3066522963" text:style-name="L17">
              <text:list-item>
                <text:p text:style-name="P166"><text:span text:style-name="T50">Administrador não tem acesso a listagem </text:span><text:span text:style-name="T51">de </text:span><text:span text:style-name="T57">problemas.</text:span></text:p>
                <text:list>
                  <text:list-item>
                    <text:p text:style-name="P167"><text:span text:style-name="T50">Sistema exibe mensagem de bloquei</text:span><text:span text:style-name="T52">o.</text:span></text:p>
                  </text:list-item>
                </text:list>
              </text:list-item>
            </text:list>
            <text:p text:style-name="P88"/>
            <text:p text:style-name="P82"><text:span text:style-name="T52">I</text:span><text:span text:style-name="T49">tem 5:</text:span></text:p>
            <text:list xml:id="list4149755372" text:style-name="L18">
              <text:list-item>
                <text:p text:style-name="P131">Administrador não preenche todos os campos obrigatórios.</text:p>
                <text:list>
                  <text:list-item>
                    <text:p text:style-name="P131">Sistema exibe mensagens de erros.</text:p>
                  </text:list-item>
                </text:list>
              </text:list-item>
            </text:list>
          </table:table-cell>
        </table:table-row>
        <table:table-row>
          <table:table-cell table:style-name="Tabela9.A2" office:value-type="string">
            <text:p text:style-name="P21">Pós-condição</text:p>
          </table:table-cell>
          <table:table-cell table:style-name="Tabela9.B2" office:value-type="string">
            <text:p text:style-name="P18">Problema cadastrad<text:span text:style-name="T68">o.</text:span></text:p>
          </table:table-cell>
        </table:table-row>
      </table:table>
      <text:p text:style-name="P9"/>
      <table:table table:name="Tabela7" table:style-name="Tabela7">
        <table:table-column table:style-name="Tabela7.A"/>
        <table:table-column table:style-name="Tabela7.B"/>
        <table:table-row>
          <table:table-cell table:style-name="Tabela7.A1" table:number-columns-spanned="2" office:value-type="string">
            <text:p text:style-name="P2"><text:span text:style-name="T18">CASO DE USO</text:span><text:span text:style-name="T17"> 0</text:span><text:span text:style-name="T22">07</text:span><text:span text:style-name="T17"> – </text:span><text:span text:style-name="T26">Manter</text:span><text:span text:style-name="T20"> Palavra-</text:span><text:span text:style-name="T46">c</text:span><text:span text:style-name="T20">have </text:span><text:span text:style-name="T42">(RF-007)</text:span></text:p>
          </table:table-cell>
          <table:covered-table-cell/>
        </table:table-row>
        <table:table-row>
          <table:table-cell table:style-name="Tabela7.A2" office:value-type="string">
            <text:p text:style-name="P23">Descrição</text:p>
          </table:table-cell>
          <table:table-cell table:style-name="Tabela7.B2" office:value-type="string">
            <text:p text:style-name="P65">O administrador cadastra palavras-chave para um problema, podendo editar e remover.</text:p>
          </table:table-cell>
        </table:table-row>
        <table:table-row>
          <table:table-cell table:style-name="Tabela7.A2" office:value-type="string">
            <text:p text:style-name="P23">Ator</text:p>
          </table:table-cell>
          <table:table-cell table:style-name="Tabela7.B2" office:value-type="string">
            <text:p text:style-name="P35">Administrador.</text:p>
          </table:table-cell>
        </table:table-row>
        <table:table-row>
          <table:table-cell table:style-name="Tabela7.A2" office:value-type="string">
            <text:p text:style-name="P23">Pré-condição</text:p>
          </table:table-cell>
          <table:table-cell table:style-name="Tabela7.B2" office:value-type="string">
            <text:p text:style-name="P43">CASO DE USO 006. <text:span text:style-name="T47">Ser um administrador do portal de algoritmos.</text:span></text:p>
          </table:table-cell>
        </table:table-row>
        <table:table-row>
          <table:table-cell table:style-name="Tabela7.A2" office:value-type="string">
            <text:p text:style-name="P23">Fluxo principal</text:p>
          </table:table-cell>
          <table:table-cell table:style-name="Tabela7.B2" office:value-type="string">
            <text:list xml:id="list3061425762" text:style-name="L19">
              <text:list-item>
                <text:p text:style-name="P107">Administrador acessa listagem de<text:span text:style-name="T67"> problemas.</text:span></text:p>
              </text:list-item>
              <text:list-item>
                <text:p text:style-name="P107">Sistema lista todos <text:span text:style-name="T67">problemas</text:span> já cadastrados.</text:p>
              </text:list-item>
              <text:list-item>
                <text:p text:style-name="P107">Administrador acessa cadastro de<text:span text:style-name="T67"> problemas.</text:span></text:p>
              </text:list-item>
              <text:list-item>
                <text:p text:style-name="P107">Sistema exibe formulário para cadastro.</text:p>
              </text:list-item>
              <text:list-item>
                <text:p text:style-name="P142">Administrador seleciona o cadastro de palavras-chave.</text:p>
              </text:list-item>
              <text:list-item>
                <text:p text:style-name="P107">Sistema exibe formulário para cadastro.</text:p>
              </text:list-item>
              <text:list-item>
                <text:p text:style-name="P107">Administrador preenche campos obrigatórios.</text:p>
              </text:list-item>
              <text:list-item>
                <text:p text:style-name="P107">Administrador <text:span text:style-name="T64">submete formulário.</text:span></text:p>
              </text:list-item>
              <text:list-item>
                <text:p text:style-name="P107">Sistema retorna para listagem de<text:span text:style-name="T67"> problemas.</text:span></text:p>
              </text:list-item>
            </text:list>
          </table:table-cell>
        </table:table-row>
        <table:table-row>
          <table:table-cell table:style-name="Tabela7.A2" office:value-type="string">
            <text:p text:style-name="P23">Fluxo alternativo e exce<text:span text:style-name="T48">ç</text:span>ões</text:p>
          </table:table-cell>
          <table:table-cell table:style-name="Tabela7.B2" office:value-type="string">
            <text:p text:style-name="P83">Item 1:</text:p>
            <text:list xml:id="list2953500353" text:style-name="L20">
              <text:list-item>
                <text:p text:style-name="P169"><text:span text:style-name="T50">Administrador não tem acesso a listagem </text:span><text:span text:style-name="T51">de </text:span><text:span text:style-name="T57">problemas.</text:span></text:p>
              </text:list-item>
            </text:list>
            <text:list xml:id="list233536160388282" text:continue-list="list3066522963" text:style-name="L17">
              <text:list-item>
                <text:list>
                  <text:list-item>
                    <text:p text:style-name="P168"><text:span text:style-name="T50">Sistema exibe mensagem de bloquei</text:span><text:span text:style-name="T52">o.</text:span></text:p>
                  </text:list-item>
                </text:list>
              </text:list-item>
            </text:list>
            <text:p text:style-name="P89"/>
            <text:p text:style-name="P83"><text:span text:style-name="T52">I</text:span><text:span text:style-name="T49">tem </text:span><text:span text:style-name="T56">7</text:span><text:span text:style-name="T49">:</text:span></text:p>
            <text:list xml:id="list405445820" text:style-name="L21">
              <text:list-item>
                <text:p text:style-name="P132">Administrador não preenche todos os campos obrigatórios.</text:p>
              </text:list-item>
            </text:list>
            <text:list xml:id="list679560941" text:style-name="L22">
              <text:list-item>
                <text:list>
                  <text:list-item>
                    <text:p text:style-name="P144">Sistema exibe mensagens de erros.</text:p>
                  </text:list-item>
                </text:list>
              </text:list-item>
            </text:list>
          </table:table-cell>
        </table:table-row>
        <table:table-row>
          <table:table-cell table:style-name="Tabela7.A2" office:value-type="string">
            <text:p text:style-name="P23">Pós-condição</text:p>
          </table:table-cell>
          <table:table-cell table:style-name="Tabela7.B2" office:value-type="string">
            <text:p text:style-name="P48">Palavra chave cadastrada.</text:p>
          </table:table-cell>
        </table:table-row>
      </table:table>
      <table:table table:name="Tabela12" table:style-name="Tabela12">
        <table:table-column table:style-name="Tabela12.A"/>
        <table:table-column table:style-name="Tabela12.B"/>
        <table:table-row>
          <table:table-cell table:style-name="Tabela12.A1" table:number-columns-spanned="2" office:value-type="string">
            <text:p text:style-name="P2"><text:span text:style-name="T18">CASO DE USO</text:span><text:span text:style-name="T17"> 0</text:span><text:span text:style-name="T22">08</text:span><text:span text:style-name="T20"> – </text:span><text:span text:style-name="T27">Manter</text:span><text:span text:style-name="T20"> Entradas e Saídas </text:span><text:span text:style-name="T42">(RF-008)</text:span></text:p>
          </table:table-cell>
          <table:covered-table-cell/>
        </table:table-row>
        <table:table-row>
          <table:table-cell table:style-name="Tabela12.A2" office:value-type="string">
            <text:p text:style-name="P23">Descrição</text:p>
          </table:table-cell>
          <table:table-cell table:style-name="Tabela12.B2" office:value-type="string">
            <text:p text:style-name="P65"><text:span text:style-name="T2">O </text:span><text:span text:style-name="T1">administrador cadastra entradas e saídas para um problema, podendo editar e remover.</text:span></text:p>
          </table:table-cell>
        </table:table-row>
        <table:table-row>
          <table:table-cell table:style-name="Tabela12.A2" office:value-type="string">
            <text:p text:style-name="P23">Ator</text:p>
          </table:table-cell>
          <table:table-cell table:style-name="Tabela12.B2" office:value-type="string">
            <text:p text:style-name="P35">Administrador.</text:p>
          </table:table-cell>
        </table:table-row>
        <table:table-row>
          <table:table-cell table:style-name="Tabela12.A2" office:value-type="string">
            <text:p text:style-name="P23">Pré-condição</text:p>
          </table:table-cell>
          <table:table-cell table:style-name="Tabela12.B2" office:value-type="string">
            <text:p text:style-name="P43">CASO DE USO 006. <text:span text:style-name="T47">Ser um administrador do portal de algoritmos.</text:span></text:p>
          </table:table-cell>
        </table:table-row>
        <table:table-row>
          <table:table-cell table:style-name="Tabela12.A2" office:value-type="string">
            <text:p text:style-name="P23">Fluxo principal</text:p>
          </table:table-cell>
          <table:table-cell table:style-name="Tabela12.B2" office:value-type="string">
            <text:list xml:id="list257083707" text:style-name="L23">
              <text:list-item>
                <text:p text:style-name="P108">Administrador acessa listagem de<text:span text:style-name="T67"> problemas.</text:span></text:p>
              </text:list-item>
              <text:list-item>
                <text:p text:style-name="P108">Sistema lista todos <text:span text:style-name="T67">problemas</text:span> já cadastrados.</text:p>
              </text:list-item>
              <text:list-item>
                <text:p text:style-name="P108">Administrador acessa cadastro de<text:span text:style-name="T67"> problemas.</text:span></text:p>
              </text:list-item>
              <text:list-item>
                <text:p text:style-name="P108">Sistema exibe formulário para cadastro.</text:p>
              </text:list-item>
              <text:list-item>
                <text:p text:style-name="P143">Administrador seleciona o cadastro de <text:span text:style-name="T86">entradas e saídas</text:span>.</text:p>
              </text:list-item>
              <text:list-item>
                <text:p text:style-name="P108">Sistema exibe formulário para cadastro.</text:p>
              </text:list-item>
              <text:list-item>
                <text:p text:style-name="P108">Administrador preenche campos obrigatórios.</text:p>
              </text:list-item>
              <text:list-item>
                <text:p text:style-name="P108">Administrador <text:span text:style-name="T64">submete formulário.</text:span></text:p>
              </text:list-item>
              <text:list-item>
                <text:p text:style-name="P108">Sistema retorna para listagem de<text:span text:style-name="T67"> problemas.</text:span></text:p>
              </text:list-item>
            </text:list>
          </table:table-cell>
        </table:table-row>
        <table:table-row>
          <table:table-cell table:style-name="Tabela12.A2" office:value-type="string">
            <text:p text:style-name="P23">Fluxo alternativo e exce<text:span text:style-name="T48">ç</text:span>ões</text:p>
          </table:table-cell>
          <table:table-cell table:style-name="Tabela12.B2" office:value-type="string">
            <text:p text:style-name="P83">Item 1:</text:p>
            <text:list xml:id="list979553938" text:style-name="L24">
              <text:list-item>
                <text:p text:style-name="P170"><text:span text:style-name="T50">Administrador não tem acesso a listagem </text:span><text:span text:style-name="T51">de </text:span><text:span text:style-name="T62">problemas</text:span><text:span text:style-name="T53">.</text:span></text:p>
                <text:list>
                  <text:list-item>
                    <text:p text:style-name="P170"><text:span text:style-name="T50">Sistema exibe mensagem de bloquei</text:span><text:span text:style-name="T52">o.</text:span></text:p>
                  </text:list-item>
                </text:list>
              </text:list-item>
            </text:list>
            <text:p text:style-name="P89"/>
            <text:p text:style-name="P83"><text:span text:style-name="T52">I</text:span><text:span text:style-name="T49">tem </text:span><text:span text:style-name="T56">7</text:span><text:span text:style-name="T49">:</text:span></text:p>
            <text:list xml:id="list3257170072" text:style-name="L25">
              <text:list-item>
                <text:p text:style-name="P133">Administrador não preenche todos os campos obrigatórios.</text:p>
                <text:list>
                  <text:list-item>
                    <text:p text:style-name="P145">Sistema exibe mensagens de erros.</text:p>
                  </text:list-item>
                </text:list>
              </text:list-item>
            </text:list>
          </table:table-cell>
        </table:table-row>
        <table:table-row>
          <table:table-cell table:style-name="Tabela12.A2" office:value-type="string">
            <text:p text:style-name="P23">Pós-condição</text:p>
          </table:table-cell>
          <table:table-cell table:style-name="Tabela12.B2" office:value-type="string">
            <text:p text:style-name="P50">Entrada e Saída Cadastrada.</text:p>
          </table:table-cell>
        </table:table-row>
      </table:table>
      <text:p text:style-name="P9"/>
      <text:p text:style-name="P9"/>
      <text:p text:style-name="P9"/>
      <table:table table:name="Tabela16" table:style-name="Tabela16">
        <table:table-column table:style-name="Tabela16.A"/>
        <table:table-column table:style-name="Tabela16.B"/>
        <table:table-row>
          <table:table-cell table:style-name="Tabela16.A1" table:number-columns-spanned="2" office:value-type="string">
            <text:p text:style-name="P2"><text:span text:style-name="T18">CASO DE USO</text:span><text:span text:style-name="T17"> 0</text:span><text:span text:style-name="T22">09</text:span><text:span text:style-name="T20"> - </text:span><text:span text:style-name="T28">Manter</text:span><text:span text:style-name="T21"> Soluções de Problemas</text:span><text:span text:style-name="T20"> </text:span><text:span text:style-name="T42">(RF-009)</text:span></text:p>
          </table:table-cell>
          <table:covered-table-cell/>
        </table:table-row>
        <table:table-row>
          <table:table-cell table:style-name="Tabela16.A2" office:value-type="string">
            <text:p text:style-name="P24">Descrição</text:p>
          </table:table-cell>
          <table:table-cell table:style-name="Tabela16.B2" office:value-type="string">
            <text:p text:style-name="P66"><text:span text:style-name="T3">O </text:span><text:span text:style-name="T1">administrador, aluno e/ou professor pode cadastrar uma solução para um problema, podendo editar e remover.</text:span></text:p>
          </table:table-cell>
        </table:table-row>
        <table:table-row>
          <table:table-cell table:style-name="Tabela16.A2" office:value-type="string">
            <text:p text:style-name="P24">Ator</text:p>
          </table:table-cell>
          <table:table-cell table:style-name="Tabela16.B2" office:value-type="string">
            <text:p text:style-name="P35">Administrador, Aluno, Professor.</text:p>
          </table:table-cell>
        </table:table-row>
        <table:table-row>
          <table:table-cell table:style-name="Tabela16.A2" office:value-type="string">
            <text:p text:style-name="P24">Pré-condição</text:p>
          </table:table-cell>
          <table:table-cell table:style-name="Tabela16.B2" office:value-type="string">
            <text:p text:style-name="P44">CASO DE USO 006.</text:p>
          </table:table-cell>
        </table:table-row>
        <table:table-row>
          <table:table-cell table:style-name="Tabela16.A2" office:value-type="string">
            <text:p text:style-name="P24">Fluxo principal</text:p>
          </table:table-cell>
          <table:table-cell table:style-name="Tabela16.B2" office:value-type="string">
            <text:list xml:id="list4289207935" text:style-name="L26">
              <text:list-item>
                <text:p text:style-name="P150">Usuário autentica-se no sistema</text:p>
              </text:list-item>
              <text:list-item>
                <text:p text:style-name="P150">Usuário acessa área de soluções de problemas</text:p>
              </text:list-item>
              <text:list-item>
                <text:p text:style-name="P150">Sistema exibe listagens de problemas e editor de soluções </text:p>
              </text:list-item>
              <text:list-item>
                <text:p text:style-name="P150">Usuário cria um nova solução</text:p>
              </text:list-item>
              <text:list-item>
                <text:p text:style-name="P150">Sistema valida solução</text:p>
              </text:list-item>
            </text:list>
          </table:table-cell>
        </table:table-row>
        <table:table-row>
          <table:table-cell table:style-name="Tabela16.A2" office:value-type="string">
            <text:p text:style-name="P24">Fluxo alternativo e exce<text:span text:style-name="T48">ç</text:span>ões</text:p>
          </table:table-cell>
          <table:table-cell table:style-name="Tabela16.B2" office:value-type="string">
            <text:p text:style-name="P31">Item 5: </text:p>
            <text:list xml:id="list2885198398" text:style-name="L27">
              <text:list-item>
                <text:p text:style-name="P148">Sistema não valida solução</text:p>
                <text:list>
                  <text:list-item>
                    <text:p text:style-name="P148">Usuário refaz solução</text:p>
                  </text:list-item>
                </text:list>
              </text:list-item>
            </text:list>
          </table:table-cell>
        </table:table-row>
        <table:table-row>
          <table:table-cell table:style-name="Tabela16.A2" office:value-type="string">
            <text:p text:style-name="P24">Pós-condição</text:p>
          </table:table-cell>
          <table:table-cell table:style-name="Tabela16.B2" office:value-type="string">
            <text:p text:style-name="P59">Solução cadastrada.</text:p>
          </table:table-cell>
        </table:table-row>
      </table:table>
      <text:p text:style-name="P15"/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2"><text:span text:style-name="T18">CASO DE USO</text:span><text:span text:style-name="T17"> 0</text:span><text:span text:style-name="T22">10</text:span><text:span text:style-name="T20"> - </text:span><text:span text:style-name="T29">Manter</text:span><text:span text:style-name="T21"> Lista</text:span><text:span text:style-name="T41">s</text:span><text:span text:style-name="T21"> de Problemas </text:span><text:span text:style-name="T42">(RF-010)</text:span></text:p>
          </table:table-cell>
          <table:covered-table-cell/>
        </table:table-row>
        <table:table-row>
          <table:table-cell table:style-name="Tabela2.A2" office:value-type="string">
            <text:p text:style-name="P24">Descrição</text:p>
          </table:table-cell>
          <table:table-cell table:style-name="Tabela2.B2" office:value-type="string">
            <text:p text:style-name="P67"><text:span text:style-name="T5">O </text:span><text:span text:style-name="T1">administrador e o professor podem cadastrar listas de problemas, estas listas ficam relacionadas a um grupo de alunos, ou apenas a um aluno, </text:span><text:span text:style-name="T11">podendo editar ou remover.</text:span></text:p>
          </table:table-cell>
        </table:table-row>
        <table:table-row>
          <table:table-cell table:style-name="Tabela2.A2" office:value-type="string">
            <text:p text:style-name="P24">Ator</text:p>
          </table:table-cell>
          <table:table-cell table:style-name="Tabela2.B2" office:value-type="string">
            <text:p text:style-name="P35">Administrador, <text:span text:style-name="T63">Professor.</text:span></text:p>
          </table:table-cell>
        </table:table-row>
        <table:table-row>
          <table:table-cell table:style-name="Tabela2.A2" office:value-type="string">
            <text:p text:style-name="P24">Pré-condição</text:p>
          </table:table-cell>
          <table:table-cell table:style-name="Tabela2.B2" office:value-type="string">
            <text:p text:style-name="P45"><text:span text:style-name="T3">CASO DE USO 006. </text:span><text:span text:style-name="T4">Ser um administrador do portal de algoritmos. </text:span><text:span text:style-name="T6">Ser um professor.</text:span></text:p>
          </table:table-cell>
        </table:table-row>
        <table:table-row>
          <table:table-cell table:style-name="Tabela2.A2" office:value-type="string">
            <text:p text:style-name="P24">Fluxo principal</text:p>
          </table:table-cell>
          <table:table-cell table:style-name="Tabela2.B2" office:value-type="string">
            <text:list xml:id="list1785400049" text:style-name="L28">
              <text:list-item>
                <text:p text:style-name="P151">Administrador/Professor acessa listagem de lista de problemas.</text:p>
              </text:list-item>
              <text:list-item>
                <text:p text:style-name="P151">Sistema lista todas as listas de problemas</text:p>
                <text:list>
                  <text:list-item>
                    <text:p text:style-name="P151">Administrador consegue acessar todas já criadas.</text:p>
                  </text:list-item>
                  <text:list-item>
                    <text:p text:style-name="P151">Professor consegue acessar somente as criadas por ele.</text:p>
                  </text:list-item>
                </text:list>
              </text:list-item>
              <text:list-item>
                <text:p text:style-name="P152"><text:span text:style-name="T87">Administrador</text:span>/Professor acessa o cadastro de lista de problemas.</text:p>
              </text:list-item>
              <text:list-item>
                <text:p text:style-name="P109">Sistema exibe formulário para cadastro.</text:p>
              </text:list-item>
              <text:list-item>
                <text:p text:style-name="P109">Administrador/<text:span text:style-name="T70">Professor</text:span> preenche campos obrigatórios.</text:p>
              </text:list-item>
              <text:list-item>
                <text:p text:style-name="P110">Administrador/<text:span text:style-name="T70">Professor</text:span> <text:span text:style-name="T64">submete formulário.</text:span></text:p>
              </text:list-item>
              <text:list-item>
                <text:p text:style-name="P110">Sistema retorna para listagem d<text:span text:style-name="T67">e lista de problemas.</text:span></text:p>
              </text:list-item>
            </text:list>
          </table:table-cell>
        </table:table-row>
        <table:table-row>
          <table:table-cell table:style-name="Tabela2.A2" office:value-type="string">
            <text:p text:style-name="P24">Fluxo alternativo e exce<text:span text:style-name="T48">ç</text:span>ões</text:p>
          </table:table-cell>
          <table:table-cell table:style-name="Tabela2.B2" office:value-type="string">
            <text:p text:style-name="P84">Item 1:</text:p>
            <text:list xml:id="list4254028475" text:style-name="L29">
              <text:list-item>
                <text:p text:style-name="P171"><text:span text:style-name="T50">Administrador/</text:span><text:span text:style-name="T58">Professor</text:span><text:span text:style-name="T50"> não tem acesso a listagem </text:span><text:span text:style-name="T51">de </text:span><text:span text:style-name="T53">administradores.</text:span></text:p>
                <text:list>
                  <text:list-item>
                    <text:p text:style-name="P171"><text:span text:style-name="T50">Sistema exibe mensagem de bloquei</text:span><text:span text:style-name="T52">o.</text:span></text:p>
                  </text:list-item>
                </text:list>
              </text:list-item>
            </text:list>
            <text:p text:style-name="P90"/>
            <text:p text:style-name="P84"><text:span text:style-name="T52">I</text:span><text:span text:style-name="T49">tem </text:span><text:span text:style-name="T58">5</text:span><text:span text:style-name="T49">:</text:span></text:p>
            <text:list xml:id="list2323146789" text:style-name="L30">
              <text:list-item>
                <text:p text:style-name="P134">Administrador não preenche todos os campos obrigatórios.</text:p>
                <text:list>
                  <text:list-item>
                    <text:p text:style-name="P146">Sistema exibe mensagens de erros.</text:p>
                  </text:list-item>
                </text:list>
              </text:list-item>
            </text:list>
          </table:table-cell>
        </table:table-row>
        <table:table-row>
          <table:table-cell table:style-name="Tabela2.A2" office:value-type="string">
            <text:p text:style-name="P24">Pós-condição</text:p>
          </table:table-cell>
          <table:table-cell table:style-name="Tabela2.B2" office:value-type="string">
            <text:p text:style-name="P49">Lista de Problemas <text:span text:style-name="T71">cadastrada</text:span>.</text:p>
          </table:table-cell>
        </table:table-row>
      </table:table>
      <text:p text:style-name="P8"/>
      <text:p text:style-name="P14"/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3"><text:span text:style-name="T18">CASO DE USO</text:span><text:span text:style-name="T17"> 0</text:span><text:span text:style-name="T22">11</text:span><text:span text:style-name="T19"> - </text:span><text:span text:style-name="T30">Manter</text:span><text:span text:style-name="T21"> </text:span><text:span text:style-name="T40">Instituições</text:span><text:span text:style-name="T20"> </text:span><text:span text:style-name="T42">(RF-01</text:span><text:span text:style-name="T43">1</text:span><text:span text:style-name="T42">)</text:span></text:p>
          </table:table-cell>
          <table:covered-table-cell/>
        </table:table-row>
        <table:table-row>
          <table:table-cell table:style-name="Tabela3.A2" office:value-type="string">
            <text:p text:style-name="P22">Descrição</text:p>
          </table:table-cell>
          <table:table-cell table:style-name="Tabela3.B2" office:value-type="string">
            <text:p text:style-name="P68"><text:span text:style-name="T7">O </text:span><text:span text:style-name="T1">administrador cadastra </text:span><text:span text:style-name="T12">instituições</text:span><text:span text:style-name="T1">, </text:span><text:span text:style-name="T12">podendo editar ou remover. A instituição pode ser selecionada no cadastro do aluno e/ou professo</text:span><text:span text:style-name="T13">r.</text:span><text:span text:style-name="T1"> </text:span></text:p>
          </table:table-cell>
        </table:table-row>
        <table:table-row>
          <table:table-cell table:style-name="Tabela3.A2" office:value-type="string">
            <text:p text:style-name="P22">Ator</text:p>
          </table:table-cell>
          <table:table-cell table:style-name="Tabela3.B2" office:value-type="string">
            <text:p text:style-name="P35">Administrador.</text:p>
          </table:table-cell>
        </table:table-row>
        <table:table-row>
          <table:table-cell table:style-name="Tabela3.A2" office:value-type="string">
            <text:p text:style-name="P22">Pré-condição</text:p>
          </table:table-cell>
          <table:table-cell table:style-name="Tabela3.B2" office:value-type="string">
            <text:p text:style-name="P93">Ser um administrador do portal de algoritmos.</text:p>
          </table:table-cell>
        </table:table-row>
        <table:table-row>
          <table:table-cell table:style-name="Tabela3.A2" office:value-type="string">
            <text:p text:style-name="P22">Fluxo principal</text:p>
          </table:table-cell>
          <table:table-cell table:style-name="Tabela3.B2" office:value-type="string">
            <text:list xml:id="list2307293011" text:style-name="L31">
              <text:list-item>
                <text:p text:style-name="P111">Administrador acessa listagem de<text:span text:style-name="T67"> instituições.</text:span></text:p>
              </text:list-item>
              <text:list-item>
                <text:p text:style-name="P112">Sistema lista tod<text:span text:style-name="T72">a</text:span>s <text:span text:style-name="T88">as instituições</text:span> já cadastrados.</text:p>
              </text:list-item>
              <text:list-item>
                <text:p text:style-name="P112">Administrador acessa cadastro de<text:span text:style-name="T67"> instituições.</text:span></text:p>
              </text:list-item>
              <text:list-item>
                <text:p text:style-name="P111">Sistema exibe formulário para cadastro.</text:p>
              </text:list-item>
              <text:list-item>
                <text:p text:style-name="P111">Administrador preenche campos obrigatórios.</text:p>
              </text:list-item>
              <text:list-item>
                <text:p text:style-name="P111">Administrador <text:span text:style-name="T64">submete formulário.</text:span></text:p>
              </text:list-item>
              <text:list-item>
                <text:p text:style-name="P112">Sistema retorna para listagem de<text:span text:style-name="T67"> instituições</text:span></text:p>
              </text:list-item>
            </text:list>
          </table:table-cell>
        </table:table-row>
        <table:table-row>
          <table:table-cell table:style-name="Tabela3.A2" office:value-type="string">
            <text:p text:style-name="P22">Fluxo alternativo e exce<text:span text:style-name="T48">ç</text:span>ões</text:p>
          </table:table-cell>
          <table:table-cell table:style-name="Tabela3.B2" office:value-type="string">
            <text:p text:style-name="P82">Item 1:</text:p>
            <text:list xml:id="list1121302214" text:style-name="L32">
              <text:list-item>
                <text:p text:style-name="P172"><text:span text:style-name="T50">Administrador não tem acesso a listagem </text:span><text:span text:style-name="T51">de </text:span><text:span text:style-name="T61">instituições</text:span><text:span text:style-name="T57">.</text:span></text:p>
                <text:list>
                  <text:list-item>
                    <text:p text:style-name="P173"><text:span text:style-name="T50">Sistema exibe mensagem de bloquei</text:span><text:span text:style-name="T52">o.</text:span></text:p>
                  </text:list-item>
                </text:list>
              </text:list-item>
            </text:list>
            <text:p text:style-name="P88"/>
            <text:p text:style-name="P82"><text:span text:style-name="T52">I</text:span><text:span text:style-name="T49">tem 5:</text:span></text:p>
            <text:list xml:id="list1629155218" text:style-name="L33">
              <text:list-item>
                <text:p text:style-name="P135">Administrador não preenche todos os campos obrigatórios.</text:p>
                <text:list>
                  <text:list-item>
                    <text:p text:style-name="P135">Sistema exibe mensagens de erros.</text:p>
                  </text:list-item>
                </text:list>
              </text:list-item>
            </text:list>
          </table:table-cell>
        </table:table-row>
        <table:table-row>
          <table:table-cell table:style-name="Tabela3.A2" office:value-type="string">
            <text:p text:style-name="P22">Pós-condição</text:p>
          </table:table-cell>
          <table:table-cell table:style-name="Tabela3.B2" office:value-type="string">
            <text:p text:style-name="P51"><text:span text:style-name="T85">Instituição</text:span> cadastrada.</text:p>
          </table:table-cell>
        </table:table-row>
      </table:table>
      <text:p text:style-name="P7"/>
      <text:p text:style-name="P13"/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3"><text:span text:style-name="T18">CASO DE USO</text:span><text:span text:style-name="T17"> 0</text:span><text:span text:style-name="T22">12</text:span><text:span text:style-name="T19"> </text:span><text:span text:style-name="T17">– </text:span><text:span text:style-name="T31">Manter</text:span><text:span text:style-name="T21"> Grupos</text:span><text:span text:style-name="T20"> </text:span><text:span text:style-name="T42">(RF-01</text:span><text:span text:style-name="T43">2</text:span><text:span text:style-name="T42">)</text:span></text:p>
          </table:table-cell>
          <table:covered-table-cell/>
        </table:table-row>
        <table:table-row>
          <table:table-cell table:style-name="Tabela4.A2" office:value-type="string">
            <text:p text:style-name="P22">Descrição</text:p>
          </table:table-cell>
          <table:table-cell table:style-name="Tabela4.B2" office:value-type="string">
            <text:p text:style-name="P69"><text:span text:style-name="T7">O </text:span><text:span text:style-name="T1">administrador ou professor cadastra grupos, associando alunos para o mesmo, podendo editar ou remover.</text:span></text:p>
          </table:table-cell>
        </table:table-row>
        <table:table-row>
          <table:table-cell table:style-name="Tabela4.A2" office:value-type="string">
            <text:p text:style-name="P22">Ator</text:p>
          </table:table-cell>
          <table:table-cell table:style-name="Tabela4.B2" office:value-type="string">
            <text:p text:style-name="P35">Administrador, <text:span text:style-name="T73">Professor.</text:span></text:p>
          </table:table-cell>
        </table:table-row>
        <table:table-row>
          <table:table-cell table:style-name="Tabela4.A2" office:value-type="string">
            <text:p text:style-name="P22">Pré-condição</text:p>
          </table:table-cell>
          <table:table-cell table:style-name="Tabela4.B2" office:value-type="string">
            <text:p text:style-name="P46"><text:span text:style-name="T3">CASO DE USO 00</text:span><text:span text:style-name="T8">1.</text:span><text:span text:style-name="T3"> CASO DE USO 006. </text:span><text:span text:style-name="T4">Ser um administrador do portal de algoritmos. </text:span><text:span text:style-name="T6">Ser um professor.</text:span></text:p>
          </table:table-cell>
        </table:table-row>
        <table:table-row>
          <table:table-cell table:style-name="Tabela4.A2" office:value-type="string">
            <text:p text:style-name="P22">Fluxo principal</text:p>
          </table:table-cell>
          <table:table-cell table:style-name="Tabela4.B2" office:value-type="string">
            <text:list xml:id="list284538637" text:style-name="L34">
              <text:list-item>
                <text:p text:style-name="P113">Administrador/<text:span text:style-name="T75">Professor</text:span> acessa listagem de<text:span text:style-name="T67"> grupos.</text:span></text:p>
              </text:list-item>
              <text:list-item>
                <text:p text:style-name="P113">Sistema lista tod<text:span text:style-name="T74">o</text:span>s <text:span text:style-name="T67">grupos</text:span> já cadastrados.</text:p>
              </text:list-item>
              <text:list-item>
                <text:p text:style-name="P114">Administrador/<text:span text:style-name="T75">Professor</text:span> acessa cadastro de<text:span text:style-name="T67"> grupos.</text:span></text:p>
              </text:list-item>
              <text:list-item>
                <text:p text:style-name="P113">Sistema exibe formulário para cadastro.</text:p>
              </text:list-item>
              <text:list-item>
                <text:p text:style-name="P114">Administrador/<text:span text:style-name="T75">Professor</text:span> preenche campos obrigatórios.</text:p>
              </text:list-item>
              <text:list-item>
                <text:p text:style-name="P114">Administrador/<text:span text:style-name="T75">Professor</text:span> <text:span text:style-name="T64">submete formulário.</text:span></text:p>
              </text:list-item>
              <text:list-item>
                <text:p text:style-name="P113">Sistema retorna para listagem de<text:span text:style-name="T67"> grupos.</text:span></text:p>
              </text:list-item>
            </text:list>
          </table:table-cell>
        </table:table-row>
        <table:table-row>
          <table:table-cell table:style-name="Tabela4.A2" office:value-type="string">
            <text:p text:style-name="P22">Fluxo alternativo e exce<text:span text:style-name="T48">ç</text:span>ões</text:p>
          </table:table-cell>
          <table:table-cell table:style-name="Tabela4.B2" office:value-type="string">
            <text:p text:style-name="P85">Item 1:</text:p>
            <text:list xml:id="list1036286622" text:style-name="L35">
              <text:list-item>
                <text:p text:style-name="P174"><text:span text:style-name="T50">Administrador/</text:span><text:span text:style-name="T59">Professor</text:span><text:span text:style-name="T50"> não tem acesso a listagem </text:span><text:span text:style-name="T51">de </text:span><text:span text:style-name="T57">grupos.</text:span></text:p>
                <text:list>
                  <text:list-item>
                    <text:p text:style-name="P175"><text:span text:style-name="T50">Sistema exibe mensagem de bloquei</text:span><text:span text:style-name="T52">o.</text:span></text:p>
                  </text:list-item>
                </text:list>
              </text:list-item>
            </text:list>
            <text:p text:style-name="P91"/>
            <text:p text:style-name="P85"><text:span text:style-name="T52">I</text:span><text:span text:style-name="T49">tem 5:</text:span></text:p>
            <text:list xml:id="list2498948578" text:style-name="L36">
              <text:list-item>
                <text:p text:style-name="P176"><text:span text:style-name="T54">Administrador</text:span><text:span text:style-name="T50">/</text:span><text:span text:style-name="T59">Professor</text:span><text:span text:style-name="T54"> não preenche todos os campos obrigatórios.</text:span></text:p>
                <text:list>
                  <text:list-item>
                    <text:p text:style-name="P136">Sistema exibe mensagens de erros.</text:p>
                  </text:list-item>
                </text:list>
              </text:list-item>
            </text:list>
          </table:table-cell>
        </table:table-row>
        <table:table-row>
          <table:table-cell table:style-name="Tabela4.A2" office:value-type="string">
            <text:p text:style-name="P22">Pós-condição</text:p>
          </table:table-cell>
          <table:table-cell table:style-name="Tabela4.B2" office:value-type="string">
            <text:p text:style-name="P52">Grupo cadastrado.</text:p>
          </table:table-cell>
        </table:table-row>
      </table:table>
      <text:p text:style-name="P7"/>
      <text:p text:style-name="P16"/>
      <table:table table:name="Tabela17" table:style-name="Tabela17">
        <table:table-column table:style-name="Tabela17.A"/>
        <table:table-column table:style-name="Tabela17.B"/>
        <table:table-row>
          <table:table-cell table:style-name="Tabela17.A1" table:number-columns-spanned="2" office:value-type="string">
            <text:p text:style-name="P3"><text:span text:style-name="T18">CASO DE USO</text:span><text:span text:style-name="T17"> 0</text:span><text:span text:style-name="T22">1</text:span><text:span text:style-name="T32">3</text:span><text:span text:style-name="T19"> </text:span><text:span text:style-name="T17">– </text:span><text:span text:style-name="T32">Manter</text:span><text:span text:style-name="T21"> Permissões</text:span><text:span text:style-name="T20"> </text:span><text:span text:style-name="T42">(RF-01</text:span><text:span text:style-name="T43">3</text:span><text:span text:style-name="T42">)</text:span></text:p>
          </table:table-cell>
          <table:covered-table-cell/>
        </table:table-row>
        <table:table-row>
          <table:table-cell table:style-name="Tabela17.A2" office:value-type="string">
            <text:p text:style-name="P26">Descrição</text:p>
          </table:table-cell>
          <table:table-cell table:style-name="Tabela17.B2" office:value-type="string">
            <text:p text:style-name="P70"><text:span text:style-name="T7">O </text:span><text:span text:style-name="T1">administrador cadastra permissões para o software, podendo editar ou remover.</text:span></text:p>
          </table:table-cell>
        </table:table-row>
        <table:table-row>
          <table:table-cell table:style-name="Tabela17.A2" office:value-type="string">
            <text:p text:style-name="P26">Ator</text:p>
          </table:table-cell>
          <table:table-cell table:style-name="Tabela17.B2" office:value-type="string">
            <text:p text:style-name="P36">Administrador.</text:p>
          </table:table-cell>
        </table:table-row>
        <table:table-row>
          <table:table-cell table:style-name="Tabela17.A2" office:value-type="string">
            <text:p text:style-name="P26">Pré-condição</text:p>
          </table:table-cell>
          <table:table-cell table:style-name="Tabela17.B2" office:value-type="string">
            <text:p text:style-name="P94">Ser um administrador do portal de algoritmos.</text:p>
          </table:table-cell>
        </table:table-row>
        <table:table-row>
          <table:table-cell table:style-name="Tabela17.A2" office:value-type="string">
            <text:p text:style-name="P26">Fluxo principal</text:p>
          </table:table-cell>
          <table:table-cell table:style-name="Tabela17.B2" office:value-type="string">
            <text:list xml:id="list2799057435" text:style-name="L37">
              <text:list-item>
                <text:p text:style-name="P115">Administrador acessa listagem de<text:span text:style-name="T67"> permissões.</text:span></text:p>
              </text:list-item>
              <text:list-item>
                <text:p text:style-name="P116">Sistema lista tod<text:span text:style-name="T72">a</text:span>s <text:span text:style-name="T89">permissões</text:span> já cadastrados.</text:p>
              </text:list-item>
              <text:list-item>
                <text:p text:style-name="P117">Administrador acessa cadastro de<text:span text:style-name="T67"> permissões .</text:span></text:p>
              </text:list-item>
              <text:list-item>
                <text:p text:style-name="P118">Sistema exibe formulário para cadastro.</text:p>
              </text:list-item>
              <text:list-item>
                <text:p text:style-name="P118">Administrador preenche campos obrigatórios.</text:p>
              </text:list-item>
              <text:list-item>
                <text:p text:style-name="P118">Administrador <text:span text:style-name="T64">submete formulário.</text:span></text:p>
              </text:list-item>
              <text:list-item>
                <text:p text:style-name="P117">Sistema retorna para <text:span text:style-name="T67">permissões.</text:span></text:p>
              </text:list-item>
            </text:list>
          </table:table-cell>
        </table:table-row>
        <table:table-row>
          <table:table-cell table:style-name="Tabela17.A2" office:value-type="string">
            <text:p text:style-name="P26">Fluxo alternativo e exce<text:span text:style-name="T48">ç</text:span>ões</text:p>
          </table:table-cell>
          <table:table-cell table:style-name="Tabela17.B2" office:value-type="string">
            <text:p text:style-name="P82">Item 1:</text:p>
            <text:list xml:id="list3097105884" text:style-name="L38">
              <text:list-item>
                <text:p text:style-name="P177"><text:span text:style-name="T50">Administrador não tem acesso a </text:span><text:span text:style-name="T57">permissões.</text:span></text:p>
                <text:list>
                  <text:list-item>
                    <text:p text:style-name="P178"><text:span text:style-name="T50">Sistema exibe mensagem de bloquei</text:span><text:span text:style-name="T52">o.</text:span></text:p>
                  </text:list-item>
                </text:list>
              </text:list-item>
            </text:list>
            <text:p text:style-name="P88"/>
            <text:p text:style-name="P82"><text:span text:style-name="T52">I</text:span><text:span text:style-name="T49">tem 5:</text:span></text:p>
            <text:list xml:id="list3189177135" text:style-name="L39">
              <text:list-item>
                <text:p text:style-name="P137">Administrador não preenche todos os campos obrigatórios.</text:p>
                <text:list>
                  <text:list-item>
                    <text:p text:style-name="P137">Sistema exibe mensagens de erros.</text:p>
                  </text:list-item>
                </text:list>
              </text:list-item>
            </text:list>
          </table:table-cell>
        </table:table-row>
        <table:table-row>
          <table:table-cell table:style-name="Tabela17.A2" office:value-type="string">
            <text:p text:style-name="P26">Pós-condição</text:p>
          </table:table-cell>
          <table:table-cell table:style-name="Tabela17.B2" office:value-type="string">
            <text:p text:style-name="P53">Permissão cadastrada.</text:p>
          </table:table-cell>
        </table:table-row>
      </table:table>
      <text:p text:style-name="P11"><text:line-break/></text:p>
      <text:p text:style-name="P16"/>
      <table:table table:name="Tabela5" table:style-name="Tabela5">
        <table:table-column table:style-name="Tabela5.A"/>
        <table:table-column table:style-name="Tabela5.B"/>
        <table:table-row>
          <table:table-cell table:style-name="Tabela5.A1" table:number-columns-spanned="2" office:value-type="string">
            <text:p text:style-name="P3"><text:span text:style-name="T18">CASO DE USO</text:span><text:span text:style-name="T17"> 0</text:span><text:span text:style-name="T22">1</text:span><text:span text:style-name="T33">4</text:span><text:span text:style-name="T19"> </text:span><text:span text:style-name="T17">– </text:span><text:span text:style-name="T34">Manter</text:span><text:span text:style-name="T21"> Grupos de Administradores</text:span><text:span text:style-name="T20"> </text:span><text:span text:style-name="T42">(RF-01</text:span><text:span text:style-name="T43">4</text:span><text:span text:style-name="T42">)</text:span></text:p>
          </table:table-cell>
          <table:covered-table-cell/>
        </table:table-row>
        <table:table-row>
          <table:table-cell table:style-name="Tabela5.A2" office:value-type="string">
            <text:p text:style-name="P22">Descrição</text:p>
          </table:table-cell>
          <table:table-cell table:style-name="Tabela5.B2" office:value-type="string">
            <text:p text:style-name="P71"><text:span text:style-name="T7">O </text:span><text:span text:style-name="T1">administrador cadastra grupos de administradores, podendo editar ou remover. No cadastro pode ser associado </text:span><text:span text:style-name="T16">à</text:span><text:span text:style-name="T1">s permissões já cadastradas.</text:span></text:p>
          </table:table-cell>
        </table:table-row>
        <table:table-row>
          <table:table-cell table:style-name="Tabela5.A2" office:value-type="string">
            <text:p text:style-name="P22">Ator</text:p>
          </table:table-cell>
          <table:table-cell table:style-name="Tabela5.B2" office:value-type="string">
            <text:p text:style-name="P35">Administrador.</text:p>
          </table:table-cell>
        </table:table-row>
        <table:table-row>
          <table:table-cell table:style-name="Tabela5.A2" office:value-type="string">
            <text:p text:style-name="P22">Pré-condição</text:p>
          </table:table-cell>
          <table:table-cell table:style-name="Tabela5.B2" office:value-type="string">
            <text:p text:style-name="P47"><text:span text:style-name="T4">CASO DE USO 0</text:span><text:span text:style-name="T9">1</text:span><text:span text:style-name="T10">3. </text:span><text:span text:style-name="T4">Ser um administrador do portal de algoritmos.</text:span></text:p>
          </table:table-cell>
        </table:table-row>
        <table:table-row>
          <table:table-cell table:style-name="Tabela5.A2" office:value-type="string">
            <text:p text:style-name="P22">Fluxo principal</text:p>
          </table:table-cell>
          <table:table-cell table:style-name="Tabela5.B2" office:value-type="string">
            <text:list xml:id="list1007335464" text:style-name="L40">
              <text:list-item>
                <text:p text:style-name="P119">Administrador acessa listagem de<text:span text:style-name="T67"> grupos de administradores.</text:span></text:p>
              </text:list-item>
              <text:list-item>
                <text:p text:style-name="P120">Sistema lista tod<text:span text:style-name="T90">os os grupos de administradores</text:span> já cadastrados.</text:p>
              </text:list-item>
              <text:list-item>
                <text:p text:style-name="P119">Administrador acessa cadastro de<text:span text:style-name="T67"> grupos de administradores.</text:span></text:p>
              </text:list-item>
              <text:list-item>
                <text:p text:style-name="P121">Sistema exibe formulário para cadastro.</text:p>
              </text:list-item>
              <text:list-item>
                <text:p text:style-name="P121">Administrador preenche campos obrigatórios.</text:p>
              </text:list-item>
              <text:list-item>
                <text:p text:style-name="P121">Administrador <text:span text:style-name="T64">submete formulário.</text:span></text:p>
              </text:list-item>
              <text:list-item>
                <text:p text:style-name="P119">Sistema retorna para listagem de<text:span text:style-name="T67"> grupos de administradores.</text:span></text:p>
              </text:list-item>
            </text:list>
          </table:table-cell>
        </table:table-row>
        <table:table-row>
          <table:table-cell table:style-name="Tabela5.A2" office:value-type="string">
            <text:p text:style-name="P22">Fluxo alternativo e exce<text:span text:style-name="T48">ç</text:span>ões</text:p>
          </table:table-cell>
          <table:table-cell table:style-name="Tabela5.B2" office:value-type="string">
            <text:p text:style-name="P82">Item 1:</text:p>
            <text:list xml:id="list3146114536" text:style-name="L41">
              <text:list-item>
                <text:p text:style-name="P179"><text:span text:style-name="T50">Administrador não tem acesso a listagem </text:span><text:span text:style-name="T51">de </text:span><text:span text:style-name="T57">grupos de administradores.</text:span></text:p>
                <text:list>
                  <text:list-item>
                    <text:p text:style-name="P180"><text:span text:style-name="T50">Sistema exibe mensagem de bloquei</text:span><text:span text:style-name="T52">o.</text:span></text:p>
                  </text:list-item>
                </text:list>
              </text:list-item>
            </text:list>
            <text:p text:style-name="P88"/>
            <text:p text:style-name="P82"><text:span text:style-name="T52">I</text:span><text:span text:style-name="T49">tem 5:</text:span></text:p>
            <text:list xml:id="list1818385521" text:style-name="L42">
              <text:list-item>
                <text:p text:style-name="P138">Administrador não preenche todos os campos obrigatórios.</text:p>
                <text:list>
                  <text:list-item>
                    <text:p text:style-name="P138">Sistema exibe mensagens de erros.</text:p>
                  </text:list-item>
                </text:list>
              </text:list-item>
            </text:list>
          </table:table-cell>
        </table:table-row>
        <table:table-row>
          <table:table-cell table:style-name="Tabela5.A2" office:value-type="string">
            <text:p text:style-name="P22">Pós-condição</text:p>
          </table:table-cell>
          <table:table-cell table:style-name="Tabela5.B2" office:value-type="string">
            <text:p text:style-name="P56">Grupos de Administradores cadastrado.</text:p>
          </table:table-cell>
        </table:table-row>
      </table:table>
      <text:p text:style-name="P7"/>
      <table:table table:name="Tabela14" table:style-name="Tabela14">
        <table:table-column table:style-name="Tabela14.A"/>
        <table:table-column table:style-name="Tabela14.B"/>
        <table:table-row>
          <table:table-cell table:style-name="Tabela14.A1" table:number-columns-spanned="2" office:value-type="string">
            <text:p text:style-name="P3"><text:span text:style-name="T18">CASO DE USO</text:span><text:span text:style-name="T17"> 0</text:span><text:span text:style-name="T22">15</text:span><text:span text:style-name="T17"> – </text:span><text:span text:style-name="T19">Manter Países</text:span><text:span text:style-name="T20"> </text:span><text:span text:style-name="T42">(RF-01</text:span><text:span text:style-name="T43">5</text:span><text:span text:style-name="T42">)</text:span></text:p>
          </table:table-cell>
          <table:covered-table-cell/>
        </table:table-row>
        <table:table-row>
          <table:table-cell table:style-name="Tabela14.A2" office:value-type="string">
            <text:p text:style-name="P21">Descrição</text:p>
          </table:table-cell>
          <table:table-cell table:style-name="Tabela14.B2" office:value-type="string">
            <text:p text:style-name="P72"><text:span text:style-name="T7">O </text:span><text:span text:style-name="T1">administrador cadastra países, podendo editar ou remover.</text:span></text:p>
          </table:table-cell>
        </table:table-row>
        <table:table-row>
          <table:table-cell table:style-name="Tabela14.A2" office:value-type="string">
            <text:p text:style-name="P21">Ator</text:p>
          </table:table-cell>
          <table:table-cell table:style-name="Tabela14.B2" office:value-type="string">
            <text:p text:style-name="P33">Administrador.</text:p>
          </table:table-cell>
        </table:table-row>
        <table:table-row>
          <table:table-cell table:style-name="Tabela14.A2" office:value-type="string">
            <text:p text:style-name="P21">Pré-condição</text:p>
          </table:table-cell>
          <table:table-cell table:style-name="Tabela14.B2" office:value-type="string">
            <text:p text:style-name="P19">Ser um administrador do portal de algoritmos.</text:p>
          </table:table-cell>
        </table:table-row>
        <table:table-row>
          <table:table-cell table:style-name="Tabela14.A2" office:value-type="string">
            <text:p text:style-name="P21">Fluxo principal</text:p>
          </table:table-cell>
          <table:table-cell table:style-name="Tabela14.B2" office:value-type="string">
            <text:list xml:id="list3586712495" text:style-name="L43">
              <text:list-item>
                <text:p text:style-name="P122">Administrador acessa listagem de<text:span text:style-name="T67"> países.</text:span></text:p>
              </text:list-item>
              <text:list-item>
                <text:p text:style-name="P122">Sistema lista tod<text:span text:style-name="T76">o</text:span>s <text:span text:style-name="T67">países</text:span> já cadastrados.</text:p>
              </text:list-item>
              <text:list-item>
                <text:p text:style-name="P122">Administrador acessa cadastro de<text:span text:style-name="T67"> países.</text:span></text:p>
              </text:list-item>
              <text:list-item>
                <text:p text:style-name="P122">Sistema exibe formulário para cadastro.</text:p>
              </text:list-item>
              <text:list-item>
                <text:p text:style-name="P122">Administrador preenche campos obrigatórios.</text:p>
              </text:list-item>
              <text:list-item>
                <text:p text:style-name="P122">Administrador <text:span text:style-name="T64">submete formulário.</text:span></text:p>
              </text:list-item>
              <text:list-item>
                <text:p text:style-name="P122">Sistema retorna para listagem de<text:span text:style-name="T67"> países.</text:span></text:p>
              </text:list-item>
            </text:list>
          </table:table-cell>
        </table:table-row>
        <table:table-row>
          <table:table-cell table:style-name="Tabela14.A2" office:value-type="string">
            <text:p text:style-name="P21">Fluxo alternativo e exce<text:span text:style-name="T48">ç</text:span>ões</text:p>
          </table:table-cell>
          <table:table-cell table:style-name="Tabela14.B2" office:value-type="string">
            <text:p text:style-name="P86">Item 1:</text:p>
            <text:list xml:id="list2315773143" text:style-name="L44">
              <text:list-item>
                <text:p text:style-name="P181"><text:span text:style-name="T50">Administrador não tem acesso a listagem </text:span><text:span text:style-name="T51">de </text:span><text:span text:style-name="T60">países</text:span><text:span text:style-name="T57">.</text:span></text:p>
                <text:list>
                  <text:list-item>
                    <text:p text:style-name="P181"><text:span text:style-name="T50">Sistema exibe mensagem de bloquei</text:span><text:span text:style-name="T52">o.</text:span></text:p>
                  </text:list-item>
                </text:list>
              </text:list-item>
            </text:list>
            <text:p text:style-name="P92"/>
            <text:p text:style-name="P86"><text:span text:style-name="T52">I</text:span><text:span text:style-name="T49">tem 5:</text:span></text:p>
            <text:list xml:id="list2953950348" text:style-name="L45">
              <text:list-item>
                <text:p text:style-name="P139">Administrador não preenche todos os campos obrigatórios.</text:p>
                <text:list>
                  <text:list-item>
                    <text:p text:style-name="P139">Sistema exibe mensagens de erros.</text:p>
                  </text:list-item>
                </text:list>
              </text:list-item>
            </text:list>
          </table:table-cell>
        </table:table-row>
        <table:table-row>
          <table:table-cell table:style-name="Tabela14.A2" office:value-type="string">
            <text:p text:style-name="P21">Pós-condição</text:p>
          </table:table-cell>
          <table:table-cell table:style-name="Tabela14.B2" office:value-type="string">
            <text:p text:style-name="P33">País <text:span text:style-name="T76">cadastrado.</text:span></text:p>
          </table:table-cell>
        </table:table-row>
      </table:table>
      <text:p text:style-name="P9"/>
      <table:table table:name="Tabela13" table:style-name="Tabela13">
        <table:table-column table:style-name="Tabela13.A"/>
        <table:table-column table:style-name="Tabela13.B"/>
        <table:table-row>
          <table:table-cell table:style-name="Tabela13.A1" table:number-columns-spanned="2" office:value-type="string">
            <text:p text:style-name="P4"><text:span text:style-name="T18">CASO DE USO</text:span><text:span text:style-name="T17"> 0</text:span><text:span text:style-name="T22">16</text:span><text:span text:style-name="T20"> - </text:span><text:span text:style-name="T35">Manter</text:span><text:span text:style-name="T21"> Estados</text:span><text:span text:style-name="T20"> </text:span><text:span text:style-name="T42">(RF-01</text:span><text:span text:style-name="T44">6</text:span><text:span text:style-name="T42">)</text:span></text:p>
          </table:table-cell>
          <table:covered-table-cell/>
        </table:table-row>
        <table:table-row>
          <table:table-cell table:style-name="Tabela13.A2" office:value-type="string">
            <text:p text:style-name="P23">Descrição</text:p>
          </table:table-cell>
          <table:table-cell table:style-name="Tabela13.B2" office:value-type="string">
            <text:p text:style-name="P73"><text:span text:style-name="T7">O administrador cadastra </text:span><text:span text:style-name="T14">estados</text:span><text:span text:style-name="T7">, podendo editar ou remover. </text:span><text:span text:style-name="T14">É necessário ter um país cadastrado para associar ao estado.</text:span></text:p>
          </table:table-cell>
        </table:table-row>
        <table:table-row>
          <table:table-cell table:style-name="Tabela13.A2" office:value-type="string">
            <text:p text:style-name="P23">Ator</text:p>
          </table:table-cell>
          <table:table-cell table:style-name="Tabela13.B2" office:value-type="string">
            <text:p text:style-name="P33">Administrador.</text:p>
          </table:table-cell>
        </table:table-row>
        <table:table-row>
          <table:table-cell table:style-name="Tabela13.A2" office:value-type="string">
            <text:p text:style-name="P23">Pré-condição</text:p>
          </table:table-cell>
          <table:table-cell table:style-name="Tabela13.B2" office:value-type="string">
            <text:p text:style-name="P19"><text:span text:style-name="T77">CASO DE USO 015</text:span>. Ser um administrador do portal de algoritmos.</text:p>
          </table:table-cell>
        </table:table-row>
        <table:table-row>
          <table:table-cell table:style-name="Tabela13.A2" office:value-type="string">
            <text:p text:style-name="P23">Fluxo principal</text:p>
          </table:table-cell>
          <table:table-cell table:style-name="Tabela13.B2" office:value-type="string">
            <text:list xml:id="list917358180" text:style-name="L46">
              <text:list-item>
                <text:p text:style-name="P123">Administrador acessa listagem de<text:span text:style-name="T67"> estados.</text:span></text:p>
              </text:list-item>
              <text:list-item>
                <text:p text:style-name="P124">Sistema lista tod<text:span text:style-name="T76">o</text:span>s <text:span text:style-name="T67">estados</text:span> já cadastrados.</text:p>
              </text:list-item>
              <text:list-item>
                <text:p text:style-name="P124">Administrador acessa cadastro de<text:span text:style-name="T67"> estados.</text:span></text:p>
              </text:list-item>
              <text:list-item>
                <text:p text:style-name="P123">Sistema exibe formulário para cadastro.</text:p>
              </text:list-item>
              <text:list-item>
                <text:p text:style-name="P123">Administrador preenche campos obrigatórios.</text:p>
              </text:list-item>
              <text:list-item>
                <text:p text:style-name="P123">Administrador <text:span text:style-name="T64">submete formulário.</text:span></text:p>
              </text:list-item>
              <text:list-item>
                <text:p text:style-name="P124">Sistema retorna para listagem de<text:span text:style-name="T67"> estados.</text:span></text:p>
              </text:list-item>
            </text:list>
          </table:table-cell>
        </table:table-row>
        <table:table-row>
          <table:table-cell table:style-name="Tabela13.A2" office:value-type="string">
            <text:p text:style-name="P23">Fluxo alternativo e exce<text:span text:style-name="T48">ç</text:span>ões</text:p>
          </table:table-cell>
          <table:table-cell table:style-name="Tabela13.B2" office:value-type="string">
            <text:p text:style-name="P86">Item 1:</text:p>
            <text:list xml:id="list3460925733" text:style-name="L47">
              <text:list-item>
                <text:p text:style-name="P182"><text:span text:style-name="T50">Administrador não tem acesso a listagem </text:span><text:span text:style-name="T51">de </text:span><text:span text:style-name="T57">estados.</text:span></text:p>
                <text:list>
                  <text:list-item>
                    <text:p text:style-name="P183"><text:span text:style-name="T50">Sistema exibe mensagem de bloquei</text:span><text:span text:style-name="T52">o.</text:span></text:p>
                  </text:list-item>
                </text:list>
              </text:list-item>
            </text:list>
            <text:p text:style-name="P92"/>
            <text:p text:style-name="P86"><text:span text:style-name="T52">I</text:span><text:span text:style-name="T49">tem 5:</text:span></text:p>
            <text:list xml:id="list675750387" text:style-name="L48">
              <text:list-item>
                <text:p text:style-name="P140">Administrador não preenche todos os campos obrigatórios.</text:p>
                <text:list>
                  <text:list-item>
                    <text:p text:style-name="P140">Sistema exibe mensagens de erros.</text:p>
                  </text:list-item>
                </text:list>
              </text:list-item>
            </text:list>
          </table:table-cell>
        </table:table-row>
        <table:table-row>
          <table:table-cell table:style-name="Tabela13.A2" office:value-type="string">
            <text:p text:style-name="P23">Pós-condição</text:p>
          </table:table-cell>
          <table:table-cell table:style-name="Tabela13.B2" office:value-type="string">
            <text:p text:style-name="P34"><text:span text:style-name="T77">Estados</text:span> <text:span text:style-name="T76">cadastrado.</text:span></text:p>
          </table:table-cell>
        </table:table-row>
      </table:table>
      <text:p text:style-name="P10"/>
      <table:table table:name="Tabela18" table:style-name="Tabela18">
        <table:table-column table:style-name="Tabela18.A"/>
        <table:table-column table:style-name="Tabela18.B"/>
        <table:table-row>
          <table:table-cell table:style-name="Tabela18.A1" table:number-columns-spanned="2" office:value-type="string">
            <text:p text:style-name="P5"><text:span text:style-name="T18">CASO DE USO</text:span><text:span text:style-name="T17"> 0</text:span><text:span text:style-name="T22">17</text:span><text:span text:style-name="T20"> - </text:span><text:span text:style-name="T35">Manter</text:span><text:span text:style-name="T21"> </text:span><text:span text:style-name="T22">Cidades</text:span><text:span text:style-name="T20"> </text:span><text:span text:style-name="T42">(RF-01</text:span><text:span text:style-name="T45">7</text:span><text:span text:style-name="T42">)</text:span></text:p>
          </table:table-cell>
          <table:covered-table-cell/>
        </table:table-row>
        <table:table-row>
          <table:table-cell table:style-name="Tabela18.A2" office:value-type="string">
            <text:p text:style-name="P25">Descrição</text:p>
          </table:table-cell>
          <table:table-cell table:style-name="Tabela18.B2" office:value-type="string">
            <text:p text:style-name="P74"><text:span text:style-name="T7">O administrador cadastra </text:span><text:span text:style-name="T15">cidades</text:span><text:span text:style-name="T7">, podendo editar ou remover. </text:span><text:span text:style-name="T15">É necessário ter um estado já cadastrado.</text:span></text:p>
          </table:table-cell>
        </table:table-row>
        <table:table-row>
          <table:table-cell table:style-name="Tabela18.A2" office:value-type="string">
            <text:p text:style-name="P25">Ator</text:p>
          </table:table-cell>
          <table:table-cell table:style-name="Tabela18.B2" office:value-type="string">
            <text:p text:style-name="P33">Administrador.</text:p>
          </table:table-cell>
        </table:table-row>
        <table:table-row>
          <table:table-cell table:style-name="Tabela18.A2" office:value-type="string">
            <text:p text:style-name="P25">Pré-condição</text:p>
          </table:table-cell>
          <table:table-cell table:style-name="Tabela18.B2" office:value-type="string">
            <text:p text:style-name="P19"><text:span text:style-name="T77">CASO DE USO 016</text:span>. Ser um administrador do portal de algoritmos.</text:p>
          </table:table-cell>
        </table:table-row>
        <table:table-row>
          <table:table-cell table:style-name="Tabela18.A2" office:value-type="string">
            <text:p text:style-name="P25">Fluxo principal</text:p>
          </table:table-cell>
          <table:table-cell table:style-name="Tabela18.B2" office:value-type="string">
            <text:list xml:id="list2188420128" text:style-name="L49">
              <text:list-item>
                <text:p text:style-name="P125">Administrador acessa listagem de<text:span text:style-name="T67"> cidades.</text:span></text:p>
              </text:list-item>
              <text:list-item>
                <text:p text:style-name="P126">Sistema lista tod<text:span text:style-name="T76">o</text:span>s <text:span text:style-name="T67">cidades</text:span> já cadastrados.</text:p>
              </text:list-item>
              <text:list-item>
                <text:p text:style-name="P126">Administrador acessa cadastro de<text:span text:style-name="T67"> cidades.</text:span></text:p>
              </text:list-item>
              <text:list-item>
                <text:p text:style-name="P125">Sistema exibe formulário para cadastro.</text:p>
              </text:list-item>
              <text:list-item>
                <text:p text:style-name="P125">Administrador preenche campos obrigatórios.</text:p>
              </text:list-item>
              <text:list-item>
                <text:p text:style-name="P125">Administrador <text:span text:style-name="T64">submete formulário.</text:span></text:p>
              </text:list-item>
              <text:list-item>
                <text:p text:style-name="P126">Sistema retorna para listagem de<text:span text:style-name="T67"> cidades.</text:span></text:p>
              </text:list-item>
            </text:list>
          </table:table-cell>
        </table:table-row>
        <table:table-row>
          <table:table-cell table:style-name="Tabela18.A2" office:value-type="string">
            <text:p text:style-name="P25">Fluxo alternativo e exce<text:span text:style-name="T48">ç</text:span>ões</text:p>
          </table:table-cell>
          <table:table-cell table:style-name="Tabela18.B2" office:value-type="string">
            <text:p text:style-name="P86">Item 1:</text:p>
            <text:list xml:id="list1054685725" text:style-name="L50">
              <text:list-item>
                <text:p text:style-name="P184"><text:span text:style-name="T50">Administrador não tem acesso a listagem </text:span><text:span text:style-name="T51">de </text:span><text:span text:style-name="T57">cidades.</text:span></text:p>
                <text:list>
                  <text:list-item>
                    <text:p text:style-name="P185"><text:span text:style-name="T50">Sistema exibe mensagem de bloquei</text:span><text:span text:style-name="T52">o.</text:span></text:p>
                  </text:list-item>
                </text:list>
              </text:list-item>
            </text:list>
            <text:p text:style-name="P92"/>
            <text:p text:style-name="P86"><text:span text:style-name="T52">I</text:span><text:span text:style-name="T49">tem 5:</text:span></text:p>
            <text:list xml:id="list517458050" text:style-name="L51">
              <text:list-item>
                <text:p text:style-name="P141">Administrador não preenche todos os campos obrigatórios.</text:p>
                <text:list>
                  <text:list-item>
                    <text:p text:style-name="P141">Sistema exibe mensagens de erros.</text:p>
                  </text:list-item>
                </text:list>
              </text:list-item>
            </text:list>
          </table:table-cell>
        </table:table-row>
        <table:table-row>
          <table:table-cell table:style-name="Tabela18.A2" office:value-type="string">
            <text:p text:style-name="P25">Pós-condição</text:p>
          </table:table-cell>
          <table:table-cell table:style-name="Tabela18.B2" office:value-type="string">
            <text:p text:style-name="P34"><text:span text:style-name="T77">Estados</text:span> <text:span text:style-name="T76">cadastrado.</text:span></text:p>
          </table:table-cell>
        </table:table-row>
      </table:table>
      <text:p text:style-name="P10"/>
      <table:table table:name="Tabela6" table:style-name="Tabela6">
        <table:table-column table:style-name="Tabela6.A"/>
        <table:table-column table:style-name="Tabela6.B"/>
        <table:table-row>
          <table:table-cell table:style-name="Tabela6.A1" table:number-columns-spanned="2" office:value-type="string">
            <text:p text:style-name="P5"><text:span text:style-name="T18">CASO DE USO</text:span><text:span text:style-name="T17"> 0</text:span><text:span text:style-name="T22">18</text:span><text:span text:style-name="T20"> – </text:span><text:span text:style-name="T38">Sistema </text:span><text:span text:style-name="T21">deve possuir um chat para comunicação entre os usuários </text:span><text:span text:style-name="T20"><text:s/></text:span><text:span text:style-name="T42">(RF-01</text:span><text:span text:style-name="T45">8</text:span><text:span text:style-name="T42">)</text:span></text:p>
          </table:table-cell>
          <table:covered-table-cell/>
        </table:table-row>
        <table:table-row>
          <table:table-cell table:style-name="Tabela6.A2" office:value-type="string">
            <text:p text:style-name="P27">Descrição</text:p>
          </table:table-cell>
          <table:table-cell table:style-name="Tabela6.B2" office:value-type="string">
            <text:p text:style-name="P57">O chat servirá para comunicação por troca mensagens de texto privadas, em grupo ou públicas.</text:p>
          </table:table-cell>
        </table:table-row>
        <table:table-row>
          <table:table-cell table:style-name="Tabela6.A2" office:value-type="string">
            <text:p text:style-name="P27">Ator</text:p>
          </table:table-cell>
          <table:table-cell table:style-name="Tabela6.B2" office:value-type="string">
            <text:p text:style-name="P37">Administrador, <text:span text:style-name="T78">Professor e Aluno.</text:span></text:p>
          </table:table-cell>
        </table:table-row>
        <table:table-row>
          <table:table-cell table:style-name="Tabela6.A2" office:value-type="string">
            <text:p text:style-name="P27">Pré-condição</text:p>
          </table:table-cell>
          <table:table-cell table:style-name="Tabela6.B2" office:value-type="string">
            <text:p text:style-name="P57">CASO DE USO 001. Usuário <text:bookmark-start text:name="__DdeLink__2131_1602805709"/>autenticado<text:bookmark-end text:name="__DdeLink__2131_1602805709"/> no sistema</text:p>
          </table:table-cell>
        </table:table-row>
        <table:table-row>
          <table:table-cell table:style-name="Tabela6.A2" office:value-type="string">
            <text:p text:style-name="P27">Fluxo principal</text:p>
          </table:table-cell>
          <table:table-cell table:style-name="Tabela6.B2" office:value-type="string">
            <text:list xml:id="list3969750719" text:style-name="L52">
              <text:list-item>
                <text:p text:style-name="P153">Usuário acessa o sistema</text:p>
              </text:list-item>
              <text:list-item>
                <text:p text:style-name="P154">Sistema exibe lista de usuários autenticados</text:p>
              </text:list-item>
              <text:list-item>
                <text:p text:style-name="P154">Usuário seleciona um usuário para trocar mensagens</text:p>
              </text:list-item>
              <text:list-item>
                <text:p text:style-name="P154">Sistema abre nova janela para a troca de mensagem</text:p>
              </text:list-item>
              <text:list-item>
                <text:p text:style-name="P154">Usuários trocam mensagens</text:p>
              </text:list-item>
            </text:list>
          </table:table-cell>
        </table:table-row>
        <table:table-row>
          <table:table-cell table:style-name="Tabela6.A2" office:value-type="string">
            <text:p text:style-name="P27">Fluxo alternativo e exce<text:span text:style-name="T48">ç</text:span>ões</text:p>
          </table:table-cell>
          <table:table-cell table:style-name="Tabela6.B2" office:value-type="string">
            <text:p text:style-name="P60"/>
          </table:table-cell>
        </table:table-row>
        <table:table-row>
          <table:table-cell table:style-name="Tabela6.A2" office:value-type="string">
            <text:p text:style-name="P27">Pós-condição</text:p>
          </table:table-cell>
          <table:table-cell table:style-name="Tabela6.B2" office:value-type="string">
            <text:p text:style-name="P58">Troca de mensagens entre usuários</text:p>
          </table:table-cell>
        </table:table-row>
      </table:table>
      <text:p text:style-name="P12"/>
      <table:table table:name="Tabela19" table:style-name="Tabela19">
        <table:table-column table:style-name="Tabela19.A"/>
        <table:table-column table:style-name="Tabela19.B"/>
        <table:table-row>
          <table:table-cell table:style-name="Tabela19.A1" table:number-columns-spanned="2" office:value-type="string">
            <text:p text:style-name="P5"><text:span text:style-name="T18">CASO DE USO</text:span><text:span text:style-name="T17"> 0</text:span><text:span text:style-name="T22">1</text:span><text:span text:style-name="T36">9</text:span><text:span text:style-name="T20"> – </text:span><text:span text:style-name="T37">Manter </text:span><text:span text:style-name="T39">suas informações pessoais</text:span><text:span text:style-name="T37"> </text:span><text:span text:style-name="T20"><text:s/></text:span><text:span text:style-name="T42">(RF-01</text:span><text:span text:style-name="T45">9</text:span><text:span text:style-name="T42">)</text:span></text:p>
          </table:table-cell>
          <table:covered-table-cell/>
        </table:table-row>
        <table:table-row>
          <table:table-cell table:style-name="Tabela19.A2" office:value-type="string">
            <text:p text:style-name="P28">Descrição</text:p>
          </table:table-cell>
          <table:table-cell table:style-name="Tabela19.B2" office:value-type="string">
            <text:p text:style-name="P75"><text:span text:style-name="T7">O </text:span><text:span text:style-name="T1">aluno pode se cadastrar, editar e remover suas informações pessoais.</text:span></text:p>
          </table:table-cell>
        </table:table-row>
        <table:table-row>
          <table:table-cell table:style-name="Tabela19.A2" office:value-type="string">
            <text:p text:style-name="P28">Ator</text:p>
          </table:table-cell>
          <table:table-cell table:style-name="Tabela19.B2" office:value-type="string">
            <text:p text:style-name="P54">Aluno.</text:p>
          </table:table-cell>
        </table:table-row>
        <table:table-row>
          <table:table-cell table:style-name="Tabela19.A2" office:value-type="string">
            <text:p text:style-name="P28">Pré-condição</text:p>
          </table:table-cell>
          <table:table-cell table:style-name="Tabela19.B2" office:value-type="string">
            <text:p text:style-name="P61">Não possui.</text:p>
          </table:table-cell>
        </table:table-row>
        <table:table-row>
          <table:table-cell table:style-name="Tabela19.A2" office:value-type="string">
            <text:p text:style-name="P28">Fluxo principal</text:p>
          </table:table-cell>
          <table:table-cell table:style-name="Tabela19.B2" office:value-type="string">
            <text:list xml:id="list1936027007" text:style-name="L53">
              <text:list-item>
                <text:p text:style-name="P155">Usuário acessa cadastro público do portal.</text:p>
              </text:list-item>
              <text:list-item>
                <text:p text:style-name="P155">Sistema exibe formulário para cadastro.</text:p>
              </text:list-item>
              <text:list-item>
                <text:p text:style-name="P155">Usuário preenche todos os campos obrigatórios.</text:p>
              </text:list-item>
              <text:list-item>
                <text:p text:style-name="P155">Sistema retorna para formulário de login.</text:p>
              </text:list-item>
            </text:list>
          </table:table-cell>
        </table:table-row>
        <table:table-row>
          <table:table-cell table:style-name="Tabela19.A2" office:value-type="string">
            <text:p text:style-name="P28">Fluxo alternativo e exce<text:span text:style-name="T48">ç</text:span>ões</text:p>
          </table:table-cell>
          <table:table-cell table:style-name="Tabela19.B2" office:value-type="string">
            <text:p text:style-name="P30">Item 3:</text:p>
            <text:list xml:id="list2536712471" text:style-name="L54">
              <text:list-item>
                <text:p text:style-name="P149">Usuário não preenche todos os campos obrigatórios.</text:p>
              </text:list-item>
            </text:list>
            <text:list xml:id="list1445725535" text:style-name="L55">
              <text:list-item>
                <text:list>
                  <text:list-item>
                    <text:p text:style-name="P147">Sistema exibe mensagens de erros.</text:p>
                  </text:list-item>
                </text:list>
              </text:list-item>
            </text:list>
          </table:table-cell>
        </table:table-row>
        <table:table-row>
          <table:table-cell table:style-name="Tabela19.A2" office:value-type="string">
            <text:p text:style-name="P28">Pós-condição</text:p>
          </table:table-cell>
          <table:table-cell table:style-name="Tabela19.B2" office:value-type="string">
            <text:p text:style-name="P55">Aluno cadastrado.</text:p>
          </table:table-cell>
        </table:table-row>
      </table:table>
      <text:p text:style-name="P12"/>
      <text:p text:style-name="P17">- <text:span text:style-name="T78">Mockup do editor do portal.</text:span></text:p>
      <text:p text:style-name="P12">- <text:span text:style-name="T78">Arrumar casos de usos para manter (CRUD) OK </text:span></text:p>
      <text:p text:style-name="P12">- <text:span text:style-name="T78">Para que serve as tecnologias, quais são as vantagens.</text:span></text:p>
      <text:p text:style-name="P12">- <text:span text:style-name="T78">Servidor !?! Java EE compativel. Wildfly (coisas prontas. Wildfly.org) topbooks.com/java-ee...</text:span></text:p>
      <text:p text:style-name="P12">- <text:span text:style-name="T79">Separar os capitulos (atual, como será feito, modelagem)</text:span></text:p>
      <text:p text:style-name="P12">- <text:span text:style-name="T79">arrumar mockup do picklist com 4 ações OK</text:span></text:p>
      <text:p text:style-name="P12">- <text:span text:style-name="T80">tirar ação de editar permissão da listagem e grupo OK </text:span></text:p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32">Código</text:p>
          </table:table-cell>
          <table:table-cell table:style-name="Tabela15.B1" office:value-type="string">
            <text:p text:style-name="P6">Descrição</text:p>
          </table:table-cell>
        </table:table-row>
        <table:table-row>
          <table:table-cell table:style-name="Tabela15.A2" office:value-type="string">
            <text:p text:style-name="P76">RF-001</text:p>
          </table:table-cell>
          <table:table-cell table:style-name="Tabela15.B2" office:value-type="string">
            <text:p text:style-name="P76">O software deve manter Usuários.</text:p>
          </table:table-cell>
        </table:table-row>
        <table:table-row>
          <table:table-cell table:style-name="Tabela15.A2" office:value-type="string">
            <text:p text:style-name="P76">RF-002</text:p>
          </table:table-cell>
          <table:table-cell table:style-name="Tabela15.B2" office:value-type="string">
            <text:p text:style-name="P76">O software deve manter Alunos.</text:p>
          </table:table-cell>
        </table:table-row>
        <table:table-row>
          <table:table-cell table:style-name="Tabela15.A2" office:value-type="string">
            <text:p text:style-name="P76">RF-003</text:p>
          </table:table-cell>
          <table:table-cell table:style-name="Tabela15.B2" office:value-type="string">
            <text:p text:style-name="P76">O software deve manter Professores.</text:p>
          </table:table-cell>
        </table:table-row>
        <table:table-row>
          <table:table-cell table:style-name="Tabela15.A2" office:value-type="string">
            <text:p text:style-name="P76">RF-004</text:p>
          </table:table-cell>
          <table:table-cell table:style-name="Tabela15.B2" office:value-type="string">
            <text:p text:style-name="P76">O software deve manter Administradores.</text:p>
          </table:table-cell>
        </table:table-row>
        <table:table-row>
          <table:table-cell table:style-name="Tabela15.A2" office:value-type="string">
            <text:p text:style-name="P76">RF-005</text:p>
          </table:table-cell>
          <table:table-cell table:style-name="Tabela15.B2" office:value-type="string">
            <text:p text:style-name="P76">O software deve manter Tipo de Problemas.</text:p>
          </table:table-cell>
        </table:table-row>
        <table:table-row>
          <table:table-cell table:style-name="Tabela15.A2" office:value-type="string">
            <text:p text:style-name="P76">RF-006</text:p>
          </table:table-cell>
          <table:table-cell table:style-name="Tabela15.B2" office:value-type="string">
            <text:p text:style-name="P76">O software deve manter Problemas.</text:p>
          </table:table-cell>
        </table:table-row>
        <table:table-row>
          <table:table-cell table:style-name="Tabela15.A2" office:value-type="string">
            <text:p text:style-name="P76">RF-007</text:p>
          </table:table-cell>
          <table:table-cell table:style-name="Tabela15.B2" office:value-type="string">
            <text:p text:style-name="P76">O software deve manter Palavras-<text:span text:style-name="T91">c</text:span>have.</text:p>
          </table:table-cell>
        </table:table-row>
        <table:table-row>
          <table:table-cell table:style-name="Tabela15.A2" office:value-type="string">
            <text:p text:style-name="P76">RF-008</text:p>
          </table:table-cell>
          <table:table-cell table:style-name="Tabela15.B2" office:value-type="string">
            <text:p text:style-name="P76">O software deve manter Entradas e Saídas para os Problemas.</text:p>
          </table:table-cell>
        </table:table-row>
        <table:table-row>
          <table:table-cell table:style-name="Tabela15.A2" office:value-type="string">
            <text:p text:style-name="P76">RF-009</text:p>
          </table:table-cell>
          <table:table-cell table:style-name="Tabela15.B2" office:value-type="string">
            <text:p text:style-name="P76">O software deve manter Soluções de Problemas.</text:p>
          </table:table-cell>
        </table:table-row>
        <table:table-row>
          <table:table-cell table:style-name="Tabela15.A2" office:value-type="string">
            <text:p text:style-name="P76">RF-010</text:p>
          </table:table-cell>
          <table:table-cell table:style-name="Tabela15.B2" office:value-type="string">
            <text:p text:style-name="P76">O software deve manter Lista de Problemas.</text:p>
          </table:table-cell>
        </table:table-row>
        <table:table-row>
          <table:table-cell table:style-name="Tabela15.A2" office:value-type="string">
            <text:p text:style-name="P76">RF-011</text:p>
          </table:table-cell>
          <table:table-cell table:style-name="Tabela15.B2" office:value-type="string">
            <text:p text:style-name="P76">O software deve manter Instituições.</text:p>
          </table:table-cell>
        </table:table-row>
        <table:table-row>
          <table:table-cell table:style-name="Tabela15.A2" office:value-type="string">
            <text:p text:style-name="P76">RF-012</text:p>
          </table:table-cell>
          <table:table-cell table:style-name="Tabela15.B2" office:value-type="string">
            <text:p text:style-name="P76">O software deve manter Grupos.</text:p>
          </table:table-cell>
        </table:table-row>
        <table:table-row>
          <table:table-cell table:style-name="Tabela15.A2" office:value-type="string">
            <text:p text:style-name="P76">RF-013</text:p>
          </table:table-cell>
          <table:table-cell table:style-name="Tabela15.B2" office:value-type="string">
            <text:p text:style-name="P76">O software deve manter Grupos de Administradores.</text:p>
          </table:table-cell>
        </table:table-row>
        <table:table-row>
          <table:table-cell table:style-name="Tabela15.A2" office:value-type="string">
            <text:p text:style-name="P76">RF-014</text:p>
          </table:table-cell>
          <table:table-cell table:style-name="Tabela15.B2" office:value-type="string">
            <text:p text:style-name="P76">O software deve manter Permissões.</text:p>
          </table:table-cell>
        </table:table-row>
        <table:table-row>
          <table:table-cell table:style-name="Tabela15.A2" office:value-type="string">
            <text:p text:style-name="P76">RF-015</text:p>
          </table:table-cell>
          <table:table-cell table:style-name="Tabela15.B2" office:value-type="string">
            <text:p text:style-name="P76">O software deve manter Países.</text:p>
          </table:table-cell>
        </table:table-row>
        <table:table-row>
          <table:table-cell table:style-name="Tabela15.A2" office:value-type="string">
            <text:p text:style-name="P76">RF-016</text:p>
          </table:table-cell>
          <table:table-cell table:style-name="Tabela15.B2" office:value-type="string">
            <text:p text:style-name="P76">O software deve manter Estados.</text:p>
          </table:table-cell>
        </table:table-row>
        <table:table-row>
          <table:table-cell table:style-name="Tabela15.A2" office:value-type="string">
            <text:p text:style-name="P76">RF-017</text:p>
          </table:table-cell>
          <table:table-cell table:style-name="Tabela15.B2" office:value-type="string">
            <text:p text:style-name="P76">O software deve manter Cidades.</text:p>
          </table:table-cell>
        </table:table-row>
        <table:table-row>
          <table:table-cell table:style-name="Tabela15.A2" office:value-type="string">
            <text:p text:style-name="P76">RF-018</text:p>
          </table:table-cell>
          <table:table-cell table:style-name="Tabela15.B2" office:value-type="string">
            <text:p text:style-name="P76">O software deve possuir um chat para comunicação entre os usuários.</text:p>
          </table:table-cell>
        </table:table-row>
        <table:table-row>
          <table:table-cell table:style-name="Tabela15.A2" office:value-type="string">
            <text:p text:style-name="P76">RF-019</text:p>
          </table:table-cell>
          <table:table-cell table:style-name="Tabela15.B2" office:value-type="string">
            <text:p text:style-name="P76">O usuário deve manter suas informações pessoais</text:p>
          </table:table-cell>
        </table:table-row>
      </table:table>
      <text:p text:style-name="P12"/>
      <table:table table:name="Tabela20" table:style-name="Tabela20">
        <table:table-column table:style-name="Tabela20.A"/>
        <table:table-column table:style-name="Tabela20.B"/>
        <table:table-row>
          <table:table-cell table:style-name="Tabela20.A1" office:value-type="string">
            <text:p text:style-name="P87">Código</text:p>
          </table:table-cell>
          <table:table-cell table:style-name="Tabela20.B1" office:value-type="string">
            <text:p text:style-name="P87">Descrição</text:p>
          </table:table-cell>
        </table:table-row>
        <table:table-row>
          <table:table-cell table:style-name="Tabela20.A2" office:value-type="string">
            <text:p text:style-name="P95">RFN-001</text:p>
          </table:table-cell>
          <table:table-cell table:style-name="Tabela20.B2" office:value-type="string">
            <text:p text:style-name="P95">O software deve ser uma aplicação para internet.</text:p>
          </table:table-cell>
        </table:table-row>
        <table:table-row>
          <table:table-cell table:style-name="Tabela20.A2" office:value-type="string">
            <text:p text:style-name="P95">RFN-002</text:p>
          </table:table-cell>
          <table:table-cell table:style-name="Tabela20.B2" office:value-type="string">
            <text:p text:style-name="P95">O software deve possuir uma API REST.</text:p>
          </table:table-cell>
        </table:table-row>
        <table:table-row>
          <table:table-cell table:style-name="Tabela20.A2" office:value-type="string">
            <text:p text:style-name="P95">RFN-003</text:p>
          </table:table-cell>
          <table:table-cell table:style-name="Tabela20.B2" office:value-type="string">
            <text:p text:style-name="P95">O software deve ter uma interface gráfica de fácil operação.</text:p>
          </table:table-cell>
        </table:table-row>
        <table:table-row>
          <table:table-cell table:style-name="Tabela20.A2" office:value-type="string">
            <text:p text:style-name="P95">RFN-004</text:p>
          </table:table-cell>
          <table:table-cell table:style-name="Tabela20.B2" office:value-type="string">
            <text:p text:style-name="P95">O software deve executar nos principais navegadores de internet.</text:p>
          </table:table-cell>
        </table:table-row>
      </table:table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>
      <style:text-properties style:font-name="Arial" fo:font-family="Arial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o Margarin</meta:initial-creator>
    <meta:creation-date>2015-11-17T21:50:32.220382763</meta:creation-date>
    <dc:date>2018-06-01T23:35:35.258364903</dc:date>
    <meta:editing-duration>P3DT18H41S</meta:editing-duration>
    <meta:editing-cycles>153</meta:editing-cycles>
    <meta:generator>LibreOffice/5.4.6.2$Linux_X86_64 LibreOffice_project/40$Build-2</meta:generator>
    <meta:document-statistic meta:table-count="21" meta:image-count="0" meta:object-count="0" meta:page-count="21" meta:paragraph-count="502" meta:word-count="2534" meta:character-count="17146" meta:non-whitespace-character-count="15297"/>
  </office:meta>
</office:document-meta>
</file>